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7.635cm" svg:height="13.522cm" svg:x="30.386cm" svg:y="0.83cm">
            <draw:object draw:notify-on-update-of-ranges="Лист1.A3:Лист1.A3 Лист1.A4:Лист1.A7 Лист1.B4:Лист1.B7 Лист1.J115:Лист1.J135 Лист1.G115:Лист1.G135 Лист1.K76:Лист1.K96 Лист1.G76:Лист1.G96 Лист1.G36:Лист1.G56 Лист1.L36:Лист1.L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Экспериментальные точки</text:p>
          </table:table-cell>
          <table:table-cell table:number-columns-repeated="2"/>
          <table:table-cell office:value-type="string" calcext:value-type="string">
            <text:p>Степени X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.05" calcext:value-type="float">
            <text:p>2,05</text:p>
          </table:table-cell>
          <table:table-cell/>
          <table:table-cell table:formula="of:=POWER([.$A4];[.D$3])" office:value-type="float" office:value="1" calcext:value-type="float">
            <text:p>1</text:p>
          </table:table-cell>
          <table:table-cell table:formula="of:=POWER([.$A4];[.E$3])" office:value-type="float" office:value="1" calcext:value-type="float">
            <text:p>1</text:p>
          </table:table-cell>
          <table:table-cell table:formula="of:=POWER([.$A4];[.F$3])" office:value-type="float" office:value="1" calcext:value-type="float">
            <text:p>1</text:p>
          </table:table-cell>
          <table:table-cell table:formula="of:=POWER([.$A4];[.G$3])" office:value-type="float" office:value="1" calcext:value-type="float">
            <text:p>1</text:p>
          </table:table-cell>
          <table:table-cell table:formula="of:=POWER([.$A4];[.H$3])" office:value-type="float" office:value="1" calcext:value-type="float">
            <text:p>1</text:p>
          </table:table-cell>
          <table:table-cell table:formula="of:=POWER([.$A4];[.I$3])" office:value-type="float" office:value="1" calcext:value-type="float">
            <text:p>1</text:p>
          </table:table-cell>
          <table:table-cell table:formula="of:=POWER([.$A4];[.J$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.98" calcext:value-type="float">
            <text:p>3,98</text:p>
          </table:table-cell>
          <table:table-cell/>
          <table:table-cell table:formula="of:=POWER([.$A5];[.D$3])" office:value-type="float" office:value="1" calcext:value-type="float">
            <text:p>1</text:p>
          </table:table-cell>
          <table:table-cell table:formula="of:=POWER([.$A5];[.E$3])" office:value-type="float" office:value="2" calcext:value-type="float">
            <text:p>2</text:p>
          </table:table-cell>
          <table:table-cell table:formula="of:=POWER([.$A5];[.F$3])" office:value-type="float" office:value="4" calcext:value-type="float">
            <text:p>4</text:p>
          </table:table-cell>
          <table:table-cell table:formula="of:=POWER([.$A5];[.G$3])" office:value-type="float" office:value="8" calcext:value-type="float">
            <text:p>8</text:p>
          </table:table-cell>
          <table:table-cell table:formula="of:=POWER([.$A5];[.H$3])" office:value-type="float" office:value="16" calcext:value-type="float">
            <text:p>16</text:p>
          </table:table-cell>
          <table:table-cell table:formula="of:=POWER([.$A5];[.I$3])" office:value-type="float" office:value="32" calcext:value-type="float">
            <text:p>32</text:p>
          </table:table-cell>
          <table:table-cell table:formula="of:=POWER([.$A5];[.J$3]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.01" calcext:value-type="float">
            <text:p>6,01</text:p>
          </table:table-cell>
          <table:table-cell/>
          <table:table-cell table:formula="of:=POWER([.$A6];[.D$3])" office:value-type="float" office:value="1" calcext:value-type="float">
            <text:p>1</text:p>
          </table:table-cell>
          <table:table-cell table:formula="of:=POWER([.$A6];[.E$3])" office:value-type="float" office:value="3" calcext:value-type="float">
            <text:p>3</text:p>
          </table:table-cell>
          <table:table-cell table:formula="of:=POWER([.$A6];[.F$3])" office:value-type="float" office:value="9" calcext:value-type="float">
            <text:p>9</text:p>
          </table:table-cell>
          <table:table-cell table:formula="of:=POWER([.$A6];[.G$3])" office:value-type="float" office:value="27" calcext:value-type="float">
            <text:p>27</text:p>
          </table:table-cell>
          <table:table-cell table:formula="of:=POWER([.$A6];[.H$3])" office:value-type="float" office:value="81" calcext:value-type="float">
            <text:p>81</text:p>
          </table:table-cell>
          <table:table-cell table:formula="of:=POWER([.$A6];[.I$3])" office:value-type="float" office:value="243" calcext:value-type="float">
            <text:p>243</text:p>
          </table:table-cell>
          <table:table-cell table:formula="of:=POWER([.$A6];[.J$3])"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7.9" calcext:value-type="float">
            <text:p>7,9</text:p>
          </table:table-cell>
          <table:table-cell/>
          <table:table-cell table:formula="of:=POWER([.$A7];[.D$3])" office:value-type="float" office:value="1" calcext:value-type="float">
            <text:p>1</text:p>
          </table:table-cell>
          <table:table-cell table:formula="of:=POWER([.$A7];[.E$3])" office:value-type="float" office:value="4" calcext:value-type="float">
            <text:p>4</text:p>
          </table:table-cell>
          <table:table-cell table:formula="of:=POWER([.$A7];[.F$3])" office:value-type="float" office:value="16" calcext:value-type="float">
            <text:p>16</text:p>
          </table:table-cell>
          <table:table-cell table:formula="of:=POWER([.$A7];[.G$3])" office:value-type="float" office:value="64" calcext:value-type="float">
            <text:p>64</text:p>
          </table:table-cell>
          <table:table-cell table:formula="of:=POWER([.$A7];[.H$3])" office:value-type="float" office:value="256" calcext:value-type="float">
            <text:p>256</text:p>
          </table:table-cell>
          <table:table-cell table:formula="of:=POWER([.$A7];[.I$3])" office:value-type="float" office:value="1024" calcext:value-type="float">
            <text:p>1024</text:p>
          </table:table-cell>
          <table:table-cell table:formula="of:=POWER([.$A7];[.J$3])" office:value-type="float" office:value="4096" calcext:value-type="float">
            <text:p>4096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омежуточные данные</text:p>
          </table:table-cell>
          <table:table-cell table:number-columns-repeated="2"/>
          <table:table-cell office:value-type="string" calcext:value-type="string">
            <text:p>Сумма произведений YX^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formula="of:=SUMPRODUCT([.$B$4:.$B$7];[.D$4:.D$7])" office:value-type="float" office:value="19.94" calcext:value-type="float">
            <text:p>19,94</text:p>
          </table:table-cell>
          <table:table-cell table:formula="of:=SUMPRODUCT([.$B$4:.$B$7];[.E$4:.E$7])" office:value-type="float" office:value="59.64" calcext:value-type="float">
            <text:p>59,64</text:p>
          </table:table-cell>
          <table:table-cell table:formula="of:=SUMPRODUCT([.$B$4:.$B$7];[.F$4:.F$7])" office:value-type="float" office:value="198.46" calcext:value-type="float">
            <text:p>198,46</text:p>
          </table:table-cell>
          <table:table-cell table:formula="of:=SUMPRODUCT([.$B$4:.$B$7];[.G$4:.G$7])" office:value-type="float" office:value="701.76" calcext:value-type="float">
            <text:p>701,76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умма X^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formula="of:=SUM([.D$4:.D$7])" office:value-type="float" office:value="4" calcext:value-type="float">
            <text:p>4</text:p>
          </table:table-cell>
          <table:table-cell table:formula="of:=SUM([.E$4:.E$7])" office:value-type="float" office:value="10" calcext:value-type="float">
            <text:p>10</text:p>
          </table:table-cell>
          <table:table-cell table:formula="of:=SUM([.F$4:.F$7])" office:value-type="float" office:value="30" calcext:value-type="float">
            <text:p>30</text:p>
          </table:table-cell>
          <table:table-cell table:formula="of:=SUM([.G$4:.G$7])" office:value-type="float" office:value="100" calcext:value-type="float">
            <text:p>100</text:p>
          </table:table-cell>
          <table:table-cell table:formula="of:=SUM([.H$4:.H$7])" office:value-type="float" office:value="354" calcext:value-type="float">
            <text:p>354</text:p>
          </table:table-cell>
          <table:table-cell table:formula="of:=SUM([.I$4:.I$7])" office:value-type="float" office:value="1300" calcext:value-type="float">
            <text:p>1300</text:p>
          </table:table-cell>
          <table:table-cell table:formula="of:=SUM([.J$4:.J$7])" office:value-type="float" office:value="4890" calcext:value-type="float">
            <text:p>489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СЛАУ для степени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Обратная транспонированная матрица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[.D$15]" office:value-type="float" office:value="4" calcext:value-type="float">
            <text:p>4</text:p>
          </table:table-cell>
          <table:table-cell table:formula="of:=[.E$15]" office:value-type="float" office:value="10" calcext:value-type="float">
            <text:p>10</text:p>
          </table:table-cell>
          <table:table-cell table:formula="of:=[.F$15]" office:value-type="float" office:value="30" calcext:value-type="float">
            <text:p>30</text:p>
          </table:table-cell>
          <table:table-cell table:formula="of:=[.G$15]" office:value-type="float" office:value="100" calcext:value-type="float">
            <text:p>100</text:p>
          </table:table-cell>
          <table:table-cell table:formula="of:=[.$D$11]" office:value-type="float" office:value="19.94" calcext:value-type="float">
            <text:p>19,94</text:p>
          </table:table-cell>
          <table:table-cell/>
          <table:table-cell table:number-matrix-columns-spanned="4" table:number-matrix-rows-spanned="4" table:formula="of:=TRANSPOSE(MINVERSE([.B20:.E23]))" office:value-type="float" office:value="69.0000000000039" calcext:value-type="float">
            <text:p>69,0000000000039</text:p>
          </table:table-cell>
          <table:table-cell office:value-type="float" office:value="-104.166666666672" calcext:value-type="float">
            <text:p>-104,166666666672</text:p>
          </table:table-cell>
          <table:table-cell office:value-type="float" office:value="45.0000000000024" calcext:value-type="float">
            <text:p>45,0000000000024</text:p>
          </table:table-cell>
          <table:table-cell office:value-type="float" office:value="-5.83333333333365" calcext:value-type="float">
            <text:p>-5,83333333333365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E$15]" office:value-type="float" office:value="10" calcext:value-type="float">
            <text:p>10</text:p>
          </table:table-cell>
          <table:table-cell table:formula="of:=[.F$15]" office:value-type="float" office:value="30" calcext:value-type="float">
            <text:p>30</text:p>
          </table:table-cell>
          <table:table-cell table:formula="of:=[.G$15]" office:value-type="float" office:value="100" calcext:value-type="float">
            <text:p>100</text:p>
          </table:table-cell>
          <table:table-cell table:formula="of:=[.H$15]" office:value-type="float" office:value="354" calcext:value-type="float">
            <text:p>354</text:p>
          </table:table-cell>
          <table:table-cell table:formula="of:=[.$E$11]" office:value-type="float" office:value="59.64" calcext:value-type="float">
            <text:p>59,64</text:p>
          </table:table-cell>
          <table:table-cell/>
          <table:table-cell office:value-type="float" office:value="-104.166666666673" calcext:value-type="float">
            <text:p>-104,166666666673</text:p>
          </table:table-cell>
          <table:table-cell office:value-type="float" office:value="161.388888888898" calcext:value-type="float">
            <text:p>161,388888888898</text:p>
          </table:table-cell>
          <table:table-cell office:value-type="float" office:value="-70.8333333333371" calcext:value-type="float">
            <text:p>-70,8333333333371</text:p>
          </table:table-cell>
          <table:table-cell office:value-type="float" office:value="9.27777777777826" calcext:value-type="float">
            <text:p>9,27777777777826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[.F$15]" office:value-type="float" office:value="30" calcext:value-type="float">
            <text:p>30</text:p>
          </table:table-cell>
          <table:table-cell table:formula="of:=[.G$15]" office:value-type="float" office:value="100" calcext:value-type="float">
            <text:p>100</text:p>
          </table:table-cell>
          <table:table-cell table:formula="of:=[.H$15]" office:value-type="float" office:value="354" calcext:value-type="float">
            <text:p>354</text:p>
          </table:table-cell>
          <table:table-cell table:formula="of:=[.I$15]" office:value-type="float" office:value="1300" calcext:value-type="float">
            <text:p>1300</text:p>
          </table:table-cell>
          <table:table-cell table:formula="of:=[.$F$11]" office:value-type="float" office:value="198.46" calcext:value-type="float">
            <text:p>198,46</text:p>
          </table:table-cell>
          <table:table-cell/>
          <table:table-cell office:value-type="float" office:value="45.0000000000025" calcext:value-type="float">
            <text:p>45,0000000000025</text:p>
          </table:table-cell>
          <table:table-cell office:value-type="float" office:value="-70.8333333333371" calcext:value-type="float">
            <text:p>-70,8333333333371</text:p>
          </table:table-cell>
          <table:table-cell office:value-type="float" office:value="31.5000000000016" calcext:value-type="float">
            <text:p>31,5000000000016</text:p>
          </table:table-cell>
          <table:table-cell office:value-type="float" office:value="-4.16666666666688" calcext:value-type="float">
            <text:p>-4,16666666666688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[.G$15]" office:value-type="float" office:value="100" calcext:value-type="float">
            <text:p>100</text:p>
          </table:table-cell>
          <table:table-cell table:formula="of:=[.H$15]" office:value-type="float" office:value="354" calcext:value-type="float">
            <text:p>354</text:p>
          </table:table-cell>
          <table:table-cell table:formula="of:=[.I$15]" office:value-type="float" office:value="1300" calcext:value-type="float">
            <text:p>1300</text:p>
          </table:table-cell>
          <table:table-cell table:formula="of:=[.J$15]" office:value-type="float" office:value="4890" calcext:value-type="float">
            <text:p>4890</text:p>
          </table:table-cell>
          <table:table-cell table:formula="of:=[.$G$11]" office:value-type="float" office:value="701.76" calcext:value-type="float">
            <text:p>701,76</text:p>
          </table:table-cell>
          <table:table-cell/>
          <table:table-cell office:value-type="float" office:value="-5.83333333333367" calcext:value-type="float">
            <text:p>-5,83333333333367</text:p>
          </table:table-cell>
          <table:table-cell office:value-type="float" office:value="9.27777777777827" calcext:value-type="float">
            <text:p>9,27777777777827</text:p>
          </table:table-cell>
          <table:table-cell office:value-type="float" office:value="-4.16666666666688" calcext:value-type="float">
            <text:p>-4,16666666666688</text:p>
          </table:table-cell>
          <table:table-cell office:value-type="float" office:value="0.555555555555583" calcext:value-type="float">
            <text:p>0,555555555555583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Найденные коэффициенты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style-name="ce1" table:formula="of:=SUMPRODUCT([.$F20:.$F23];[.H20:.H23])" office:value-type="float" office:value="0.459999999976844" calcext:value-type="float">
            <text:p>0,459999999976844</text:p>
          </table:table-cell>
          <table:table-cell table:style-name="ce1" table:formula="of:=SUMPRODUCT([.$F20:.$F23];[.I20:.I23])" office:value-type="float" office:value="1.34000000001106" calcext:value-type="float">
            <text:p>1,34000000001106</text:p>
          </table:table-cell>
          <table:table-cell table:style-name="ce1" table:formula="of:=SUMPRODUCT([.$F20:.$F23];[.J20:.J23])" office:value-type="float" office:value="0.289999999999509" calcext:value-type="float">
            <text:p>0,289999999999509</text:p>
          </table:table-cell>
          <table:table-cell table:style-name="ce1" table:formula="of:=SUMPRODUCT([.$F20:.$F23];[.K20:.K23])" office:value-type="float" office:value="-0.0400000000000205" calcext:value-type="float">
            <text:p>-0,04000000000002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Ошибка</text:p>
          </table:table-cell>
        </table:table-row>
        <table:table-row table:style-name="ro1">
          <table:table-cell table:number-columns-repeated="6"/>
          <table:table-cell table:formula="of:=[.A4]" office:value-type="float" office:value="1" calcext:value-type="float">
            <text:p>1</text:p>
          </table:table-cell>
          <table:table-cell table:formula="of:=[.H$27]*POWER([.$G28];[.H$19])" office:value-type="float" office:value="0.459999999976844" calcext:value-type="float">
            <text:p>0,459999999976844</text:p>
          </table:table-cell>
          <table:table-cell table:formula="of:=[.I$27]*POWER([.$G28];[.I$19])" office:value-type="float" office:value="1.34000000001106" calcext:value-type="float">
            <text:p>1,34000000001106</text:p>
          </table:table-cell>
          <table:table-cell table:formula="of:=[.J$27]*POWER([.$G28];[.J$19])" office:value-type="float" office:value="0.289999999999509" calcext:value-type="float">
            <text:p>0,289999999999509</text:p>
          </table:table-cell>
          <table:table-cell table:formula="of:=[.K$27]*POWER([.$G28];[.K$19])" office:value-type="float" office:value="-0.0400000000000205" calcext:value-type="float">
            <text:p>-0,040000000000021</text:p>
          </table:table-cell>
          <table:table-cell table:formula="of:=SUM([.H28:.K28])" office:value-type="float" office:value="2.04999999998739" calcext:value-type="float">
            <text:p>2,04999999998739</text:p>
          </table:table-cell>
          <table:table-cell table:formula="of:=[.L28]-[.B4]" office:value-type="float" office:value="-0.0000000000126076926676433" calcext:value-type="float">
            <text:p>-1,26076926676433E-11</text:p>
          </table:table-cell>
        </table:table-row>
        <table:table-row table:style-name="ro1">
          <table:table-cell table:number-columns-repeated="6"/>
          <table:table-cell table:formula="of:=[.A5]" office:value-type="float" office:value="2" calcext:value-type="float">
            <text:p>2</text:p>
          </table:table-cell>
          <table:table-cell table:formula="of:=[.H$27]*POWER([.$G29];[.H$19])" office:value-type="float" office:value="0.459999999976844" calcext:value-type="float">
            <text:p>0,459999999976844</text:p>
          </table:table-cell>
          <table:table-cell table:formula="of:=[.I$27]*POWER([.$G29];[.I$19])" office:value-type="float" office:value="2.68000000002212" calcext:value-type="float">
            <text:p>2,68000000002212</text:p>
          </table:table-cell>
          <table:table-cell table:formula="of:=[.J$27]*POWER([.$G29];[.J$19])" office:value-type="float" office:value="1.15999999999804" calcext:value-type="float">
            <text:p>1,15999999999804</text:p>
          </table:table-cell>
          <table:table-cell table:formula="of:=[.K$27]*POWER([.$G29];[.K$19])" office:value-type="float" office:value="-0.320000000000164" calcext:value-type="float">
            <text:p>-0,320000000000164</text:p>
          </table:table-cell>
          <table:table-cell table:formula="of:=SUM([.H29:.K29])" office:value-type="float" office:value="3.97999999999683" calcext:value-type="float">
            <text:p>3,97999999999683</text:p>
          </table:table-cell>
          <table:table-cell table:formula="of:=[.L29]-[.B5]" office:value-type="float" office:value="-0.0000000000031650237986014" calcext:value-type="float">
            <text:p>-3,1650237986014E-12</text:p>
          </table:table-cell>
        </table:table-row>
        <table:table-row table:style-name="ro1">
          <table:table-cell table:number-columns-repeated="6"/>
          <table:table-cell table:formula="of:=[.A6]" office:value-type="float" office:value="3" calcext:value-type="float">
            <text:p>3</text:p>
          </table:table-cell>
          <table:table-cell table:formula="of:=[.H$27]*POWER([.$G30];[.H$19])" office:value-type="float" office:value="0.459999999976844" calcext:value-type="float">
            <text:p>0,459999999976844</text:p>
          </table:table-cell>
          <table:table-cell table:formula="of:=[.I$27]*POWER([.$G30];[.I$19])" office:value-type="float" office:value="4.02000000003318" calcext:value-type="float">
            <text:p>4,02000000003318</text:p>
          </table:table-cell>
          <table:table-cell table:formula="of:=[.J$27]*POWER([.$G30];[.J$19])" office:value-type="float" office:value="2.60999999999558" calcext:value-type="float">
            <text:p>2,60999999999558</text:p>
          </table:table-cell>
          <table:table-cell table:formula="of:=[.K$27]*POWER([.$G30];[.K$19])" office:value-type="float" office:value="-1.08000000000055" calcext:value-type="float">
            <text:p>-1,08000000000055</text:p>
          </table:table-cell>
          <table:table-cell table:formula="of:=SUM([.H30:.K30])" office:value-type="float" office:value="6.01000000000505" calcext:value-type="float">
            <text:p>6,01000000000505</text:p>
          </table:table-cell>
          <table:table-cell table:formula="of:=[.L30]-[.B6]" office:value-type="float" office:value="0.00000000000505018249441491" calcext:value-type="float">
            <text:p>5,05018249441491E-12</text:p>
          </table:table-cell>
        </table:table-row>
        <table:table-row table:style-name="ro1">
          <table:table-cell table:number-columns-repeated="6"/>
          <table:table-cell table:formula="of:=[.A7]" office:value-type="float" office:value="4" calcext:value-type="float">
            <text:p>4</text:p>
          </table:table-cell>
          <table:table-cell table:formula="of:=[.H$27]*POWER([.$G31];[.H$19])" office:value-type="float" office:value="0.459999999976844" calcext:value-type="float">
            <text:p>0,459999999976844</text:p>
          </table:table-cell>
          <table:table-cell table:formula="of:=[.I$27]*POWER([.$G31];[.I$19])" office:value-type="float" office:value="5.36000000004424" calcext:value-type="float">
            <text:p>5,36000000004424</text:p>
          </table:table-cell>
          <table:table-cell table:formula="of:=[.J$27]*POWER([.$G31];[.J$19])" office:value-type="float" office:value="4.63999999999214" calcext:value-type="float">
            <text:p>4,63999999999214</text:p>
          </table:table-cell>
          <table:table-cell table:formula="of:=[.K$27]*POWER([.$G31];[.K$19])" office:value-type="float" office:value="-2.56000000000131" calcext:value-type="float">
            <text:p>-2,56000000000131</text:p>
          </table:table-cell>
          <table:table-cell table:formula="of:=SUM([.H31:.K31])" office:value-type="float" office:value="7.90000000001191" calcext:value-type="float">
            <text:p>7,90000000001191</text:p>
          </table:table-cell>
          <table:table-cell table:formula="of:=[.L31]-[.B7]" office:value-type="float" office:value="0.0000000000119140253218575" calcext:value-type="float">
            <text:p>1,19140253218575E-1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СКО:</text:p>
          </table:table-cell>
          <table:table-cell table:style-name="ce1" table:formula="of:=SQRT(SUMPRODUCT([.M28:.M31];[.M28:.M31])/4)" office:value-type="float" office:value="0.00000000000917087281348149" calcext:value-type="float">
            <text:p>9,17087281348149E-1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5" calcext:value-type="float">
            <text:p>0,5</text:p>
          </table:table-cell>
          <table:table-cell table:formula="of:=[.H$27]*POWER([.$G36];[.H$19])" office:value-type="float" office:value="0.459999999976844" calcext:value-type="float">
            <text:p>0,459999999976844</text:p>
          </table:table-cell>
          <table:table-cell table:formula="of:=[.I$27]*POWER([.$G36];[.I$19])" office:value-type="float" office:value="0.67000000000553" calcext:value-type="float">
            <text:p>0,67000000000553</text:p>
          </table:table-cell>
          <table:table-cell table:formula="of:=[.J$27]*POWER([.$G36];[.J$19])" office:value-type="float" office:value="0.0724999999998772" calcext:value-type="float">
            <text:p>0,072499999999877</text:p>
          </table:table-cell>
          <table:table-cell table:formula="of:=[.K$27]*POWER([.$G36];[.K$19])" office:value-type="float" office:value="-0.00500000000000256" calcext:value-type="float">
            <text:p>-0,005000000000003</text:p>
          </table:table-cell>
          <table:table-cell table:formula="of:=SUM([.H36:.K36])" office:value-type="float" office:value="1.19749999998225" calcext:value-type="float">
            <text:p>1,19749999998225</text:p>
          </table:table-cell>
          <table:table-cell/>
        </table:table-row>
        <table:table-row table:style-name="ro1">
          <table:table-cell table:number-columns-repeated="6"/>
          <table:table-cell table:formula="of:=[.G36]+0.2" office:value-type="float" office:value="0.7" calcext:value-type="float">
            <text:p>0,7</text:p>
          </table:table-cell>
          <table:table-cell table:formula="of:=[.H$27]*POWER([.$G37];[.H$19])" office:value-type="float" office:value="0.459999999976844" calcext:value-type="float">
            <text:p>0,459999999976844</text:p>
          </table:table-cell>
          <table:table-cell table:formula="of:=[.I$27]*POWER([.$G37];[.I$19])" office:value-type="float" office:value="0.938000000007741" calcext:value-type="float">
            <text:p>0,938000000007741</text:p>
          </table:table-cell>
          <table:table-cell table:formula="of:=[.J$27]*POWER([.$G37];[.J$19])" office:value-type="float" office:value="0.142099999999759" calcext:value-type="float">
            <text:p>0,142099999999759</text:p>
          </table:table-cell>
          <table:table-cell table:formula="of:=[.K$27]*POWER([.$G37];[.K$19])" office:value-type="float" office:value="-0.013720000000007" calcext:value-type="float">
            <text:p>-0,013720000000007</text:p>
          </table:table-cell>
          <table:table-cell table:formula="of:=SUM([.H37:.K37])" office:value-type="float" office:value="1.52637999998434" calcext:value-type="float">
            <text:p>1,52637999998434</text:p>
          </table:table-cell>
          <table:table-cell/>
        </table:table-row>
        <table:table-row table:style-name="ro1">
          <table:table-cell table:number-columns-repeated="6"/>
          <table:table-cell table:formula="of:=[.G37]+0.2" office:value-type="float" office:value="0.9" calcext:value-type="float">
            <text:p>0,9</text:p>
          </table:table-cell>
          <table:table-cell table:formula="of:=[.H$27]*POWER([.$G38];[.H$19])" office:value-type="float" office:value="0.459999999976844" calcext:value-type="float">
            <text:p>0,459999999976844</text:p>
          </table:table-cell>
          <table:table-cell table:formula="of:=[.I$27]*POWER([.$G38];[.I$19])" office:value-type="float" office:value="1.20600000000995" calcext:value-type="float">
            <text:p>1,20600000000995</text:p>
          </table:table-cell>
          <table:table-cell table:formula="of:=[.J$27]*POWER([.$G38];[.J$19])" office:value-type="float" office:value="0.234899999999602" calcext:value-type="float">
            <text:p>0,234899999999602</text:p>
          </table:table-cell>
          <table:table-cell table:formula="of:=[.K$27]*POWER([.$G38];[.K$19])" office:value-type="float" office:value="-0.0291600000000149" calcext:value-type="float">
            <text:p>-0,029160000000015</text:p>
          </table:table-cell>
          <table:table-cell table:formula="of:=SUM([.H38:.K38])" office:value-type="float" office:value="1.87173999998639" calcext:value-type="float">
            <text:p>1,87173999998639</text:p>
          </table:table-cell>
          <table:table-cell/>
        </table:table-row>
        <table:table-row table:style-name="ro1">
          <table:table-cell table:number-columns-repeated="6"/>
          <table:table-cell table:formula="of:=[.G38]+0.2" office:value-type="float" office:value="1.1" calcext:value-type="float">
            <text:p>1,1</text:p>
          </table:table-cell>
          <table:table-cell table:formula="of:=[.H$27]*POWER([.$G39];[.H$19])" office:value-type="float" office:value="0.459999999976844" calcext:value-type="float">
            <text:p>0,459999999976844</text:p>
          </table:table-cell>
          <table:table-cell table:formula="of:=[.I$27]*POWER([.$G39];[.I$19])" office:value-type="float" office:value="1.47400000001217" calcext:value-type="float">
            <text:p>1,47400000001217</text:p>
          </table:table-cell>
          <table:table-cell table:formula="of:=[.J$27]*POWER([.$G39];[.J$19])" office:value-type="float" office:value="0.350899999999406" calcext:value-type="float">
            <text:p>0,350899999999406</text:p>
          </table:table-cell>
          <table:table-cell table:formula="of:=[.K$27]*POWER([.$G39];[.K$19])" office:value-type="float" office:value="-0.0532400000000272" calcext:value-type="float">
            <text:p>-0,053240000000027</text:p>
          </table:table-cell>
          <table:table-cell table:formula="of:=SUM([.H39:.K39])" office:value-type="float" office:value="2.23165999998839" calcext:value-type="float">
            <text:p>2,23165999998839</text:p>
          </table:table-cell>
          <table:table-cell/>
        </table:table-row>
        <table:table-row table:style-name="ro1">
          <table:table-cell table:number-columns-repeated="6"/>
          <table:table-cell table:formula="of:=[.G39]+0.2" office:value-type="float" office:value="1.3" calcext:value-type="float">
            <text:p>1,3</text:p>
          </table:table-cell>
          <table:table-cell table:formula="of:=[.H$27]*POWER([.$G40];[.H$19])" office:value-type="float" office:value="0.459999999976844" calcext:value-type="float">
            <text:p>0,459999999976844</text:p>
          </table:table-cell>
          <table:table-cell table:formula="of:=[.I$27]*POWER([.$G40];[.I$19])" office:value-type="float" office:value="1.74200000001438" calcext:value-type="float">
            <text:p>1,74200000001438</text:p>
          </table:table-cell>
          <table:table-cell table:formula="of:=[.J$27]*POWER([.$G40];[.J$19])" office:value-type="float" office:value="0.49009999999917" calcext:value-type="float">
            <text:p>0,49009999999917</text:p>
          </table:table-cell>
          <table:table-cell table:formula="of:=[.K$27]*POWER([.$G40];[.K$19])" office:value-type="float" office:value="-0.0878800000000449" calcext:value-type="float">
            <text:p>-0,087880000000045</text:p>
          </table:table-cell>
          <table:table-cell table:formula="of:=SUM([.H40:.K40])" office:value-type="float" office:value="2.60421999999035" calcext:value-type="float">
            <text:p>2,60421999999035</text:p>
          </table:table-cell>
          <table:table-cell/>
        </table:table-row>
        <table:table-row table:style-name="ro1">
          <table:table-cell table:number-columns-repeated="6"/>
          <table:table-cell table:formula="of:=[.G40]+0.2" office:value-type="float" office:value="1.5" calcext:value-type="float">
            <text:p>1,5</text:p>
          </table:table-cell>
          <table:table-cell table:formula="of:=[.H$27]*POWER([.$G41];[.H$19])" office:value-type="float" office:value="0.459999999976844" calcext:value-type="float">
            <text:p>0,459999999976844</text:p>
          </table:table-cell>
          <table:table-cell table:formula="of:=[.I$27]*POWER([.$G41];[.I$19])" office:value-type="float" office:value="2.01000000001659" calcext:value-type="float">
            <text:p>2,01000000001659</text:p>
          </table:table-cell>
          <table:table-cell table:formula="of:=[.J$27]*POWER([.$G41];[.J$19])" office:value-type="float" office:value="0.652499999998895" calcext:value-type="float">
            <text:p>0,652499999998895</text:p>
          </table:table-cell>
          <table:table-cell table:formula="of:=[.K$27]*POWER([.$G41];[.K$19])" office:value-type="float" office:value="-0.135000000000069" calcext:value-type="float">
            <text:p>-0,135000000000069</text:p>
          </table:table-cell>
          <table:table-cell table:formula="of:=SUM([.H41:.K41])" office:value-type="float" office:value="2.98749999999226" calcext:value-type="float">
            <text:p>2,98749999999226</text:p>
          </table:table-cell>
          <table:table-cell/>
        </table:table-row>
        <table:table-row table:style-name="ro1">
          <table:table-cell table:number-columns-repeated="6"/>
          <table:table-cell table:formula="of:=[.G41]+0.2" office:value-type="float" office:value="1.7" calcext:value-type="float">
            <text:p>1,7</text:p>
          </table:table-cell>
          <table:table-cell table:formula="of:=[.H$27]*POWER([.$G42];[.H$19])" office:value-type="float" office:value="0.459999999976844" calcext:value-type="float">
            <text:p>0,459999999976844</text:p>
          </table:table-cell>
          <table:table-cell table:formula="of:=[.I$27]*POWER([.$G42];[.I$19])" office:value-type="float" office:value="2.2780000000188" calcext:value-type="float">
            <text:p>2,2780000000188</text:p>
          </table:table-cell>
          <table:table-cell table:formula="of:=[.J$27]*POWER([.$G42];[.J$19])" office:value-type="float" office:value="0.83809999999858" calcext:value-type="float">
            <text:p>0,83809999999858</text:p>
          </table:table-cell>
          <table:table-cell table:formula="of:=[.K$27]*POWER([.$G42];[.K$19])" office:value-type="float" office:value="-0.1965200000001" calcext:value-type="float">
            <text:p>-0,1965200000001</text:p>
          </table:table-cell>
          <table:table-cell table:formula="of:=SUM([.H42:.K42])" office:value-type="float" office:value="3.37957999999412" calcext:value-type="float">
            <text:p>3,37957999999412</text:p>
          </table:table-cell>
          <table:table-cell/>
        </table:table-row>
        <table:table-row table:style-name="ro1">
          <table:table-cell table:number-columns-repeated="6"/>
          <table:table-cell table:formula="of:=[.G42]+0.2" office:value-type="float" office:value="1.9" calcext:value-type="float">
            <text:p>1,9</text:p>
          </table:table-cell>
          <table:table-cell table:formula="of:=[.H$27]*POWER([.$G43];[.H$19])" office:value-type="float" office:value="0.459999999976844" calcext:value-type="float">
            <text:p>0,459999999976844</text:p>
          </table:table-cell>
          <table:table-cell table:formula="of:=[.I$27]*POWER([.$G43];[.I$19])" office:value-type="float" office:value="2.54600000002101" calcext:value-type="float">
            <text:p>2,54600000002101</text:p>
          </table:table-cell>
          <table:table-cell table:formula="of:=[.J$27]*POWER([.$G43];[.J$19])" office:value-type="float" office:value="1.04689999999823" calcext:value-type="float">
            <text:p>1,04689999999823</text:p>
          </table:table-cell>
          <table:table-cell table:formula="of:=[.K$27]*POWER([.$G43];[.K$19])" office:value-type="float" office:value="-0.27436000000014" calcext:value-type="float">
            <text:p>-0,27436000000014</text:p>
          </table:table-cell>
          <table:table-cell table:formula="of:=SUM([.H43:.K43])" office:value-type="float" office:value="3.77853999999594" calcext:value-type="float">
            <text:p>3,77853999999594</text:p>
          </table:table-cell>
          <table:table-cell/>
        </table:table-row>
        <table:table-row table:style-name="ro1">
          <table:table-cell table:number-columns-repeated="6"/>
          <table:table-cell table:formula="of:=[.G43]+0.2" office:value-type="float" office:value="2.1" calcext:value-type="float">
            <text:p>2,1</text:p>
          </table:table-cell>
          <table:table-cell table:formula="of:=[.H$27]*POWER([.$G44];[.H$19])" office:value-type="float" office:value="0.459999999976844" calcext:value-type="float">
            <text:p>0,459999999976844</text:p>
          </table:table-cell>
          <table:table-cell table:formula="of:=[.I$27]*POWER([.$G44];[.I$19])" office:value-type="float" office:value="2.81400000002322" calcext:value-type="float">
            <text:p>2,81400000002322</text:p>
          </table:table-cell>
          <table:table-cell table:formula="of:=[.J$27]*POWER([.$G44];[.J$19])" office:value-type="float" office:value="1.27889999999783" calcext:value-type="float">
            <text:p>1,27889999999783</text:p>
          </table:table-cell>
          <table:table-cell table:formula="of:=[.K$27]*POWER([.$G44];[.K$19])" office:value-type="float" office:value="-0.370440000000189" calcext:value-type="float">
            <text:p>-0,370440000000189</text:p>
          </table:table-cell>
          <table:table-cell table:formula="of:=SUM([.H44:.K44])" office:value-type="float" office:value="4.18245999999771" calcext:value-type="float">
            <text:p>4,18245999999771</text:p>
          </table:table-cell>
          <table:table-cell/>
        </table:table-row>
        <table:table-row table:style-name="ro1">
          <table:table-cell table:number-columns-repeated="6"/>
          <table:table-cell table:formula="of:=[.G44]+0.2" office:value-type="float" office:value="2.3" calcext:value-type="float">
            <text:p>2,3</text:p>
          </table:table-cell>
          <table:table-cell table:formula="of:=[.H$27]*POWER([.$G45];[.H$19])" office:value-type="float" office:value="0.459999999976844" calcext:value-type="float">
            <text:p>0,459999999976844</text:p>
          </table:table-cell>
          <table:table-cell table:formula="of:=[.I$27]*POWER([.$G45];[.I$19])" office:value-type="float" office:value="3.08200000002544" calcext:value-type="float">
            <text:p>3,08200000002544</text:p>
          </table:table-cell>
          <table:table-cell table:formula="of:=[.J$27]*POWER([.$G45];[.J$19])" office:value-type="float" office:value="1.5340999999974" calcext:value-type="float">
            <text:p>1,5340999999974</text:p>
          </table:table-cell>
          <table:table-cell table:formula="of:=[.K$27]*POWER([.$G45];[.K$19])" office:value-type="float" office:value="-0.486680000000249" calcext:value-type="float">
            <text:p>-0,486680000000249</text:p>
          </table:table-cell>
          <table:table-cell table:formula="of:=SUM([.H45:.K45])" office:value-type="float" office:value="4.58941999999943" calcext:value-type="float">
            <text:p>4,58941999999943</text:p>
          </table:table-cell>
          <table:table-cell/>
        </table:table-row>
        <table:table-row table:style-name="ro1">
          <table:table-cell table:number-columns-repeated="6"/>
          <table:table-cell table:formula="of:=[.G45]+0.2" office:value-type="float" office:value="2.5" calcext:value-type="float">
            <text:p>2,5</text:p>
          </table:table-cell>
          <table:table-cell table:formula="of:=[.H$27]*POWER([.$G46];[.H$19])" office:value-type="float" office:value="0.459999999976844" calcext:value-type="float">
            <text:p>0,459999999976844</text:p>
          </table:table-cell>
          <table:table-cell table:formula="of:=[.I$27]*POWER([.$G46];[.I$19])" office:value-type="float" office:value="3.35000000002765" calcext:value-type="float">
            <text:p>3,35000000002765</text:p>
          </table:table-cell>
          <table:table-cell table:formula="of:=[.J$27]*POWER([.$G46];[.J$19])" office:value-type="float" office:value="1.81249999999693" calcext:value-type="float">
            <text:p>1,81249999999693</text:p>
          </table:table-cell>
          <table:table-cell table:formula="of:=[.K$27]*POWER([.$G46];[.K$19])" office:value-type="float" office:value="-0.62500000000032" calcext:value-type="float">
            <text:p>-0,62500000000032</text:p>
          </table:table-cell>
          <table:table-cell table:formula="of:=SUM([.H46:.K46])" office:value-type="float" office:value="4.9975000000011" calcext:value-type="float">
            <text:p>4,9975000000011</text:p>
          </table:table-cell>
          <table:table-cell/>
        </table:table-row>
        <table:table-row table:style-name="ro1">
          <table:table-cell table:number-columns-repeated="6"/>
          <table:table-cell table:formula="of:=[.G46]+0.2" office:value-type="float" office:value="2.7" calcext:value-type="float">
            <text:p>2,7</text:p>
          </table:table-cell>
          <table:table-cell table:formula="of:=[.H$27]*POWER([.$G47];[.H$19])" office:value-type="float" office:value="0.459999999976844" calcext:value-type="float">
            <text:p>0,459999999976844</text:p>
          </table:table-cell>
          <table:table-cell table:formula="of:=[.I$27]*POWER([.$G47];[.I$19])" office:value-type="float" office:value="3.61800000002986" calcext:value-type="float">
            <text:p>3,61800000002986</text:p>
          </table:table-cell>
          <table:table-cell table:formula="of:=[.J$27]*POWER([.$G47];[.J$19])" office:value-type="float" office:value="2.11409999999642" calcext:value-type="float">
            <text:p>2,11409999999642</text:p>
          </table:table-cell>
          <table:table-cell table:formula="of:=[.K$27]*POWER([.$G47];[.K$19])" office:value-type="float" office:value="-0.787320000000403" calcext:value-type="float">
            <text:p>-0,787320000000403</text:p>
          </table:table-cell>
          <table:table-cell table:formula="of:=SUM([.H47:.K47])" office:value-type="float" office:value="5.40478000000272" calcext:value-type="float">
            <text:p>5,40478000000272</text:p>
          </table:table-cell>
          <table:table-cell/>
        </table:table-row>
        <table:table-row table:style-name="ro1">
          <table:table-cell table:number-columns-repeated="6"/>
          <table:table-cell table:formula="of:=[.G47]+0.2" office:value-type="float" office:value="2.9" calcext:value-type="float">
            <text:p>2,9</text:p>
          </table:table-cell>
          <table:table-cell table:formula="of:=[.H$27]*POWER([.$G48];[.H$19])" office:value-type="float" office:value="0.459999999976844" calcext:value-type="float">
            <text:p>0,459999999976844</text:p>
          </table:table-cell>
          <table:table-cell table:formula="of:=[.I$27]*POWER([.$G48];[.I$19])" office:value-type="float" office:value="3.88600000003207" calcext:value-type="float">
            <text:p>3,88600000003207</text:p>
          </table:table-cell>
          <table:table-cell table:formula="of:=[.J$27]*POWER([.$G48];[.J$19])" office:value-type="float" office:value="2.43889999999587" calcext:value-type="float">
            <text:p>2,43889999999587</text:p>
          </table:table-cell>
          <table:table-cell table:formula="of:=[.K$27]*POWER([.$G48];[.K$19])" office:value-type="float" office:value="-0.975560000000499" calcext:value-type="float">
            <text:p>-0,975560000000499</text:p>
          </table:table-cell>
          <table:table-cell table:formula="of:=SUM([.H48:.K48])" office:value-type="float" office:value="5.80934000000429" calcext:value-type="float">
            <text:p>5,80934000000429</text:p>
          </table:table-cell>
          <table:table-cell/>
        </table:table-row>
        <table:table-row table:style-name="ro1">
          <table:table-cell table:number-columns-repeated="6"/>
          <table:table-cell table:formula="of:=[.G48]+0.2" office:value-type="float" office:value="3.1" calcext:value-type="float">
            <text:p>3,1</text:p>
          </table:table-cell>
          <table:table-cell table:formula="of:=[.H$27]*POWER([.$G49];[.H$19])" office:value-type="float" office:value="0.459999999976844" calcext:value-type="float">
            <text:p>0,459999999976844</text:p>
          </table:table-cell>
          <table:table-cell table:formula="of:=[.I$27]*POWER([.$G49];[.I$19])" office:value-type="float" office:value="4.15400000003429" calcext:value-type="float">
            <text:p>4,15400000003429</text:p>
          </table:table-cell>
          <table:table-cell table:formula="of:=[.J$27]*POWER([.$G49];[.J$19])" office:value-type="float" office:value="2.78689999999528" calcext:value-type="float">
            <text:p>2,78689999999528</text:p>
          </table:table-cell>
          <table:table-cell table:formula="of:=[.K$27]*POWER([.$G49];[.K$19])" office:value-type="float" office:value="-1.19164000000061" calcext:value-type="float">
            <text:p>-1,19164000000061</text:p>
          </table:table-cell>
          <table:table-cell table:formula="of:=SUM([.H49:.K49])" office:value-type="float" office:value="6.2092600000058" calcext:value-type="float">
            <text:p>6,2092600000058</text:p>
          </table:table-cell>
          <table:table-cell/>
        </table:table-row>
        <table:table-row table:style-name="ro1">
          <table:table-cell table:number-columns-repeated="6"/>
          <table:table-cell table:formula="of:=[.G49]+0.2" office:value-type="float" office:value="3.3" calcext:value-type="float">
            <text:p>3,3</text:p>
          </table:table-cell>
          <table:table-cell table:formula="of:=[.H$27]*POWER([.$G50];[.H$19])" office:value-type="float" office:value="0.459999999976844" calcext:value-type="float">
            <text:p>0,459999999976844</text:p>
          </table:table-cell>
          <table:table-cell table:formula="of:=[.I$27]*POWER([.$G50];[.I$19])" office:value-type="float" office:value="4.4220000000365" calcext:value-type="float">
            <text:p>4,4220000000365</text:p>
          </table:table-cell>
          <table:table-cell table:formula="of:=[.J$27]*POWER([.$G50];[.J$19])" office:value-type="float" office:value="3.15809999999465" calcext:value-type="float">
            <text:p>3,15809999999465</text:p>
          </table:table-cell>
          <table:table-cell table:formula="of:=[.K$27]*POWER([.$G50];[.K$19])" office:value-type="float" office:value="-1.43748000000074" calcext:value-type="float">
            <text:p>-1,43748000000074</text:p>
          </table:table-cell>
          <table:table-cell table:formula="of:=SUM([.H50:.K50])" office:value-type="float" office:value="6.60262000000726" calcext:value-type="float">
            <text:p>6,60262000000726</text:p>
          </table:table-cell>
          <table:table-cell/>
        </table:table-row>
        <table:table-row table:style-name="ro1">
          <table:table-cell table:number-columns-repeated="6"/>
          <table:table-cell table:formula="of:=[.G50]+0.2" office:value-type="float" office:value="3.5" calcext:value-type="float">
            <text:p>3,5</text:p>
          </table:table-cell>
          <table:table-cell table:formula="of:=[.H$27]*POWER([.$G51];[.H$19])" office:value-type="float" office:value="0.459999999976844" calcext:value-type="float">
            <text:p>0,459999999976844</text:p>
          </table:table-cell>
          <table:table-cell table:formula="of:=[.I$27]*POWER([.$G51];[.I$19])" office:value-type="float" office:value="4.69000000003871" calcext:value-type="float">
            <text:p>4,69000000003871</text:p>
          </table:table-cell>
          <table:table-cell table:formula="of:=[.J$27]*POWER([.$G51];[.J$19])" office:value-type="float" office:value="3.55249999999399" calcext:value-type="float">
            <text:p>3,55249999999399</text:p>
          </table:table-cell>
          <table:table-cell table:formula="of:=[.K$27]*POWER([.$G51];[.K$19])" office:value-type="float" office:value="-1.71500000000088" calcext:value-type="float">
            <text:p>-1,71500000000088</text:p>
          </table:table-cell>
          <table:table-cell table:formula="of:=SUM([.H51:.K51])" office:value-type="float" office:value="6.98750000000866" calcext:value-type="float">
            <text:p>6,98750000000866</text:p>
          </table:table-cell>
          <table:table-cell/>
        </table:table-row>
        <table:table-row table:style-name="ro1">
          <table:table-cell table:number-columns-repeated="6"/>
          <table:table-cell table:formula="of:=[.G51]+0.2" office:value-type="float" office:value="3.7" calcext:value-type="float">
            <text:p>3,7</text:p>
          </table:table-cell>
          <table:table-cell table:formula="of:=[.H$27]*POWER([.$G52];[.H$19])" office:value-type="float" office:value="0.459999999976844" calcext:value-type="float">
            <text:p>0,459999999976844</text:p>
          </table:table-cell>
          <table:table-cell table:formula="of:=[.I$27]*POWER([.$G52];[.I$19])" office:value-type="float" office:value="4.95800000004092" calcext:value-type="float">
            <text:p>4,95800000004092</text:p>
          </table:table-cell>
          <table:table-cell table:formula="of:=[.J$27]*POWER([.$G52];[.J$19])" office:value-type="float" office:value="3.97009999999328" calcext:value-type="float">
            <text:p>3,97009999999328</text:p>
          </table:table-cell>
          <table:table-cell table:formula="of:=[.K$27]*POWER([.$G52];[.K$19])" office:value-type="float" office:value="-2.02612000000104" calcext:value-type="float">
            <text:p>-2,02612000000104</text:p>
          </table:table-cell>
          <table:table-cell table:formula="of:=SUM([.H52:.K52])" office:value-type="float" office:value="7.36198000001001" calcext:value-type="float">
            <text:p>7,36198000001001</text:p>
          </table:table-cell>
          <table:table-cell/>
        </table:table-row>
        <table:table-row table:style-name="ro1">
          <table:table-cell table:number-columns-repeated="6"/>
          <table:table-cell table:formula="of:=[.G52]+0.2" office:value-type="float" office:value="3.9" calcext:value-type="float">
            <text:p>3,9</text:p>
          </table:table-cell>
          <table:table-cell table:formula="of:=[.H$27]*POWER([.$G53];[.H$19])" office:value-type="float" office:value="0.459999999976844" calcext:value-type="float">
            <text:p>0,459999999976844</text:p>
          </table:table-cell>
          <table:table-cell table:formula="of:=[.I$27]*POWER([.$G53];[.I$19])" office:value-type="float" office:value="5.22600000004313" calcext:value-type="float">
            <text:p>5,22600000004313</text:p>
          </table:table-cell>
          <table:table-cell table:formula="of:=[.J$27]*POWER([.$G53];[.J$19])" office:value-type="float" office:value="4.41089999999253" calcext:value-type="float">
            <text:p>4,41089999999253</text:p>
          </table:table-cell>
          <table:table-cell table:formula="of:=[.K$27]*POWER([.$G53];[.K$19])" office:value-type="float" office:value="-2.37276000000122" calcext:value-type="float">
            <text:p>-2,37276000000122</text:p>
          </table:table-cell>
          <table:table-cell table:formula="of:=SUM([.H53:.K53])" office:value-type="float" office:value="7.72414000001129" calcext:value-type="float">
            <text:p>7,72414000001129</text:p>
          </table:table-cell>
          <table:table-cell/>
        </table:table-row>
        <table:table-row table:style-name="ro1">
          <table:table-cell table:number-columns-repeated="6"/>
          <table:table-cell table:formula="of:=[.G53]+0.2" office:value-type="float" office:value="4.1" calcext:value-type="float">
            <text:p>4,1</text:p>
          </table:table-cell>
          <table:table-cell table:formula="of:=[.H$27]*POWER([.$G54];[.H$19])" office:value-type="float" office:value="0.459999999976844" calcext:value-type="float">
            <text:p>0,459999999976844</text:p>
          </table:table-cell>
          <table:table-cell table:formula="of:=[.I$27]*POWER([.$G54];[.I$19])" office:value-type="float" office:value="5.49400000004535" calcext:value-type="float">
            <text:p>5,49400000004535</text:p>
          </table:table-cell>
          <table:table-cell table:formula="of:=[.J$27]*POWER([.$G54];[.J$19])" office:value-type="float" office:value="4.87489999999175" calcext:value-type="float">
            <text:p>4,87489999999175</text:p>
          </table:table-cell>
          <table:table-cell table:formula="of:=[.K$27]*POWER([.$G54];[.K$19])" office:value-type="float" office:value="-2.75684000000141" calcext:value-type="float">
            <text:p>-2,75684000000141</text:p>
          </table:table-cell>
          <table:table-cell table:formula="of:=SUM([.H54:.K54])" office:value-type="float" office:value="8.07206000001252" calcext:value-type="float">
            <text:p>8,07206000001252</text:p>
          </table:table-cell>
          <table:table-cell/>
        </table:table-row>
        <table:table-row table:style-name="ro1">
          <table:table-cell table:number-columns-repeated="6"/>
          <table:table-cell table:formula="of:=[.G54]+0.2" office:value-type="float" office:value="4.3" calcext:value-type="float">
            <text:p>4,3</text:p>
          </table:table-cell>
          <table:table-cell table:formula="of:=[.H$27]*POWER([.$G55];[.H$19])" office:value-type="float" office:value="0.459999999976844" calcext:value-type="float">
            <text:p>0,459999999976844</text:p>
          </table:table-cell>
          <table:table-cell table:formula="of:=[.I$27]*POWER([.$G55];[.I$19])" office:value-type="float" office:value="5.76200000004756" calcext:value-type="float">
            <text:p>5,76200000004756</text:p>
          </table:table-cell>
          <table:table-cell table:formula="of:=[.J$27]*POWER([.$G55];[.J$19])" office:value-type="float" office:value="5.36209999999092" calcext:value-type="float">
            <text:p>5,36209999999092</text:p>
          </table:table-cell>
          <table:table-cell table:formula="of:=[.K$27]*POWER([.$G55];[.K$19])" office:value-type="float" office:value="-3.18028000000163" calcext:value-type="float">
            <text:p>-3,18028000000163</text:p>
          </table:table-cell>
          <table:table-cell table:formula="of:=SUM([.H55:.K55])" office:value-type="float" office:value="8.4038200000137" calcext:value-type="float">
            <text:p>8,4038200000137</text:p>
          </table:table-cell>
          <table:table-cell/>
        </table:table-row>
        <table:table-row table:style-name="ro1">
          <table:table-cell table:number-columns-repeated="6"/>
          <table:table-cell table:formula="of:=[.G55]+0.2" office:value-type="float" office:value="4.5" calcext:value-type="float">
            <text:p>4,5</text:p>
          </table:table-cell>
          <table:table-cell table:formula="of:=[.H$27]*POWER([.$G56];[.H$19])" office:value-type="float" office:value="0.459999999976844" calcext:value-type="float">
            <text:p>0,459999999976844</text:p>
          </table:table-cell>
          <table:table-cell table:formula="of:=[.I$27]*POWER([.$G56];[.I$19])" office:value-type="float" office:value="6.03000000004977" calcext:value-type="float">
            <text:p>6,03000000004977</text:p>
          </table:table-cell>
          <table:table-cell table:formula="of:=[.J$27]*POWER([.$G56];[.J$19])" office:value-type="float" office:value="5.87249999999006" calcext:value-type="float">
            <text:p>5,87249999999006</text:p>
          </table:table-cell>
          <table:table-cell table:formula="of:=[.K$27]*POWER([.$G56];[.K$19])" office:value-type="float" office:value="-3.64500000000187" calcext:value-type="float">
            <text:p>-3,64500000000187</text:p>
          </table:table-cell>
          <table:table-cell table:formula="of:=SUM([.H56:.K56])" office:value-type="float" office:value="8.71750000001481" calcext:value-type="float">
            <text:p>8,7175000000148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СЛАУ для степени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Обратная транспонированная матрица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[.D$15]" office:value-type="float" office:value="4" calcext:value-type="float">
            <text:p>4</text:p>
          </table:table-cell>
          <table:table-cell table:formula="of:=[.E$15]" office:value-type="float" office:value="10" calcext:value-type="float">
            <text:p>10</text:p>
          </table:table-cell>
          <table:table-cell table:formula="of:=[.F$15]" office:value-type="float" office:value="30" calcext:value-type="float">
            <text:p>30</text:p>
          </table:table-cell>
          <table:table-cell table:formula="of:=[.$D$11]" office:value-type="float" office:value="19.94" calcext:value-type="float">
            <text:p>19,94</text:p>
          </table:table-cell>
          <table:table-cell table:number-columns-repeated="2"/>
          <table:table-cell table:number-matrix-columns-spanned="3" table:number-matrix-rows-spanned="3" table:formula="of:=TRANSPOSE(MINVERSE([.B61:.D63]))" office:value-type="float" office:value="7.75000000000001" calcext:value-type="float">
            <text:p>7,75000000000001</text:p>
          </table:table-cell>
          <table:table-cell office:value-type="float" office:value="-6.75000000000001" calcext:value-type="float">
            <text:p>-6,75000000000001</text:p>
          </table:table-cell>
          <table:table-cell office:value-type="float" office:value="1.25" calcext:value-type="float">
            <text:p>1,25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E$15]" office:value-type="float" office:value="10" calcext:value-type="float">
            <text:p>10</text:p>
          </table:table-cell>
          <table:table-cell table:formula="of:=[.F$15]" office:value-type="float" office:value="30" calcext:value-type="float">
            <text:p>30</text:p>
          </table:table-cell>
          <table:table-cell table:formula="of:=[.G$15]" office:value-type="float" office:value="100" calcext:value-type="float">
            <text:p>100</text:p>
          </table:table-cell>
          <table:table-cell table:formula="of:=[.$E$11]" office:value-type="float" office:value="59.64" calcext:value-type="float">
            <text:p>59,64</text:p>
          </table:table-cell>
          <table:table-cell table:number-columns-repeated="2"/>
          <table:table-cell office:value-type="float" office:value="-6.75000000000001" calcext:value-type="float">
            <text:p>-6,75000000000001</text:p>
          </table:table-cell>
          <table:table-cell office:value-type="float" office:value="6.45000000000001" calcext:value-type="float">
            <text:p>6,45000000000001</text:p>
          </table:table-cell>
          <table:table-cell office:value-type="float" office:value="-1.25" calcext:value-type="float">
            <text:p>-1,25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[.F$15]" office:value-type="float" office:value="30" calcext:value-type="float">
            <text:p>30</text:p>
          </table:table-cell>
          <table:table-cell table:formula="of:=[.G$15]" office:value-type="float" office:value="100" calcext:value-type="float">
            <text:p>100</text:p>
          </table:table-cell>
          <table:table-cell table:formula="of:=[.H$15]" office:value-type="float" office:value="354" calcext:value-type="float">
            <text:p>354</text:p>
          </table:table-cell>
          <table:table-cell table:formula="of:=[.$F$11]" office:value-type="float" office:value="198.46" calcext:value-type="float">
            <text:p>198,46</text:p>
          </table:table-cell>
          <table:table-cell table:number-columns-repeated="2"/>
          <table:table-cell office:value-type="float" office:value="1.25" calcext:value-type="float">
            <text:p>1,25</text:p>
          </table:table-cell>
          <table:table-cell office:value-type="float" office:value="-1.25" calcext:value-type="float">
            <text:p>-1,25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Найденные коэффициенты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style-name="ce1" table:formula="of:=SUMPRODUCT([.$E61:.$E63];[.H61:.H63])" office:value-type="float" office:value="0.0399999999997078" calcext:value-type="float">
            <text:p>0,039999999999708</text:p>
          </table:table-cell>
          <table:table-cell table:style-name="ce1" table:formula="of:=SUMPRODUCT([.$E61:.$E63];[.I61:.I63])" office:value-type="float" office:value="2.00800000000004" calcext:value-type="float">
            <text:p>2,00800000000004</text:p>
          </table:table-cell>
          <table:table-cell table:style-name="ce1" table:formula="of:=SUMPRODUCT([.$E61:.$E63];[.J61:.J63])" office:value-type="float" office:value="-0.0100000000000051" calcext:value-type="float">
            <text:p>-0,0100000000000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Ошибка</text:p>
          </table:table-cell>
          <table:table-cell/>
        </table:table-row>
        <table:table-row table:style-name="ro1">
          <table:table-cell table:number-columns-repeated="6"/>
          <table:table-cell table:formula="of:=[.A4]" office:value-type="float" office:value="1" calcext:value-type="float">
            <text:p>1</text:p>
          </table:table-cell>
          <table:table-cell table:formula="of:=[.H$67]*POWER([.$G68];[.H$60])" office:value-type="float" office:value="0.0399999999997078" calcext:value-type="float">
            <text:p>0,039999999999708</text:p>
          </table:table-cell>
          <table:table-cell table:formula="of:=[.I$67]*POWER([.$G68];[.I$60])" office:value-type="float" office:value="2.00800000000004" calcext:value-type="float">
            <text:p>2,00800000000004</text:p>
          </table:table-cell>
          <table:table-cell table:formula="of:=[.J$67]*POWER([.$G68];[.J$60])" office:value-type="float" office:value="-0.0100000000000051" calcext:value-type="float">
            <text:p>-0,010000000000005</text:p>
          </table:table-cell>
          <table:table-cell table:formula="of:=SUM([.H68:.J68])" office:value-type="float" office:value="2.03799999999974" calcext:value-type="float">
            <text:p>2,03799999999974</text:p>
          </table:table-cell>
          <table:table-cell table:formula="of:=[.K68]-[.B4]" office:value-type="float" office:value="-0.0120000000002589" calcext:value-type="float">
            <text:p>-0,012000000000259</text:p>
          </table:table-cell>
          <table:table-cell/>
        </table:table-row>
        <table:table-row table:style-name="ro1">
          <table:table-cell table:number-columns-repeated="6"/>
          <table:table-cell table:formula="of:=[.A5]" office:value-type="float" office:value="2" calcext:value-type="float">
            <text:p>2</text:p>
          </table:table-cell>
          <table:table-cell table:formula="of:=[.H$67]*POWER([.$G69];[.H$60])" office:value-type="float" office:value="0.0399999999997078" calcext:value-type="float">
            <text:p>0,039999999999708</text:p>
          </table:table-cell>
          <table:table-cell table:formula="of:=[.I$67]*POWER([.$G69];[.I$60])" office:value-type="float" office:value="4.01600000000008" calcext:value-type="float">
            <text:p>4,01600000000008</text:p>
          </table:table-cell>
          <table:table-cell table:formula="of:=[.J$67]*POWER([.$G69];[.J$60])" office:value-type="float" office:value="-0.0400000000000205" calcext:value-type="float">
            <text:p>-0,040000000000021</text:p>
          </table:table-cell>
          <table:table-cell table:formula="of:=SUM([.H69:.J69])" office:value-type="float" office:value="4.01599999999976" calcext:value-type="float">
            <text:p>4,01599999999976</text:p>
          </table:table-cell>
          <table:table-cell table:formula="of:=[.K69]-[.B5]" office:value-type="float" office:value="0.0359999999997638" calcext:value-type="float">
            <text:p>0,035999999999764</text:p>
          </table:table-cell>
          <table:table-cell/>
        </table:table-row>
        <table:table-row table:style-name="ro1">
          <table:table-cell table:number-columns-repeated="6"/>
          <table:table-cell table:formula="of:=[.A6]" office:value-type="float" office:value="3" calcext:value-type="float">
            <text:p>3</text:p>
          </table:table-cell>
          <table:table-cell table:formula="of:=[.H$67]*POWER([.$G70];[.H$60])" office:value-type="float" office:value="0.0399999999997078" calcext:value-type="float">
            <text:p>0,039999999999708</text:p>
          </table:table-cell>
          <table:table-cell table:formula="of:=[.I$67]*POWER([.$G70];[.I$60])" office:value-type="float" office:value="6.02400000000011" calcext:value-type="float">
            <text:p>6,02400000000011</text:p>
          </table:table-cell>
          <table:table-cell table:formula="of:=[.J$67]*POWER([.$G70];[.J$60])" office:value-type="float" office:value="-0.090000000000046" calcext:value-type="float">
            <text:p>-0,090000000000046</text:p>
          </table:table-cell>
          <table:table-cell table:formula="of:=SUM([.H70:.J70])" office:value-type="float" office:value="5.97399999999978" calcext:value-type="float">
            <text:p>5,97399999999978</text:p>
          </table:table-cell>
          <table:table-cell table:formula="of:=[.K70]-[.B6]" office:value-type="float" office:value="-0.0360000000002234" calcext:value-type="float">
            <text:p>-0,036000000000224</text:p>
          </table:table-cell>
          <table:table-cell/>
        </table:table-row>
        <table:table-row table:style-name="ro1">
          <table:table-cell table:number-columns-repeated="6"/>
          <table:table-cell table:formula="of:=[.A7]" office:value-type="float" office:value="4" calcext:value-type="float">
            <text:p>4</text:p>
          </table:table-cell>
          <table:table-cell table:formula="of:=[.H$67]*POWER([.$G71];[.H$60])" office:value-type="float" office:value="0.0399999999997078" calcext:value-type="float">
            <text:p>0,039999999999708</text:p>
          </table:table-cell>
          <table:table-cell table:formula="of:=[.I$67]*POWER([.$G71];[.I$60])" office:value-type="float" office:value="8.03200000000015" calcext:value-type="float">
            <text:p>8,03200000000015</text:p>
          </table:table-cell>
          <table:table-cell table:formula="of:=[.J$67]*POWER([.$G71];[.J$60])" office:value-type="float" office:value="-0.160000000000082" calcext:value-type="float">
            <text:p>-0,160000000000082</text:p>
          </table:table-cell>
          <table:table-cell table:formula="of:=SUM([.H71:.J71])" office:value-type="float" office:value="7.91199999999978" calcext:value-type="float">
            <text:p>7,91199999999978</text:p>
          </table:table-cell>
          <table:table-cell table:formula="of:=[.K71]-[.B7]" office:value-type="float" office:value="0.0119999999997784" calcext:value-type="float">
            <text:p>0,011999999999778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СКО:</text:p>
          </table:table-cell>
          <table:table-cell table:style-name="ce1" table:formula="of:=SQRT(SUMPRODUCT([.L68:.L71];[.L68:.L71])/4)" office:value-type="float" office:value="0.0268328157299974" calcext:value-type="float">
            <text:p>0,026832815729997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5" calcext:value-type="float">
            <text:p>0,5</text:p>
          </table:table-cell>
          <table:table-cell table:formula="of:=[.H$67]*POWER([.$G76];[.H$60])" office:value-type="float" office:value="0.0399999999997078" calcext:value-type="float">
            <text:p>0,039999999999708</text:p>
          </table:table-cell>
          <table:table-cell table:formula="of:=[.I$67]*POWER([.$G76];[.I$60])" office:value-type="float" office:value="1.00400000000002" calcext:value-type="float">
            <text:p>1,00400000000002</text:p>
          </table:table-cell>
          <table:table-cell table:formula="of:=[.J$67]*POWER([.$G76];[.J$60])" office:value-type="float" office:value="-0.00250000000000128" calcext:value-type="float">
            <text:p>-0,002500000000001</text:p>
          </table:table-cell>
          <table:table-cell table:formula="of:=SUM([.H76:.J76])" office:value-type="float" office:value="1.04149999999973" calcext:value-type="float">
            <text:p>1,04149999999973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76]+0.2" office:value-type="float" office:value="0.7" calcext:value-type="float">
            <text:p>0,7</text:p>
          </table:table-cell>
          <table:table-cell table:formula="of:=[.H$67]*POWER([.$G77];[.H$60])" office:value-type="float" office:value="0.0399999999997078" calcext:value-type="float">
            <text:p>0,039999999999708</text:p>
          </table:table-cell>
          <table:table-cell table:formula="of:=[.I$67]*POWER([.$G77];[.I$60])" office:value-type="float" office:value="1.40560000000003" calcext:value-type="float">
            <text:p>1,40560000000003</text:p>
          </table:table-cell>
          <table:table-cell table:formula="of:=[.J$67]*POWER([.$G77];[.J$60])" office:value-type="float" office:value="-0.00490000000000251" calcext:value-type="float">
            <text:p>-0,004900000000003</text:p>
          </table:table-cell>
          <table:table-cell table:formula="of:=SUM([.H77:.J77])" office:value-type="float" office:value="1.44069999999973" calcext:value-type="float">
            <text:p>1,44069999999973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77]+0.2" office:value-type="float" office:value="0.9" calcext:value-type="float">
            <text:p>0,9</text:p>
          </table:table-cell>
          <table:table-cell table:formula="of:=[.H$67]*POWER([.$G78];[.H$60])" office:value-type="float" office:value="0.0399999999997078" calcext:value-type="float">
            <text:p>0,039999999999708</text:p>
          </table:table-cell>
          <table:table-cell table:formula="of:=[.I$67]*POWER([.$G78];[.I$60])" office:value-type="float" office:value="1.80720000000003" calcext:value-type="float">
            <text:p>1,80720000000003</text:p>
          </table:table-cell>
          <table:table-cell table:formula="of:=[.J$67]*POWER([.$G78];[.J$60])" office:value-type="float" office:value="-0.00810000000000414" calcext:value-type="float">
            <text:p>-0,008100000000004</text:p>
          </table:table-cell>
          <table:table-cell table:formula="of:=SUM([.H78:.J78])" office:value-type="float" office:value="1.83909999999974" calcext:value-type="float">
            <text:p>1,83909999999974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78]+0.2" office:value-type="float" office:value="1.1" calcext:value-type="float">
            <text:p>1,1</text:p>
          </table:table-cell>
          <table:table-cell table:formula="of:=[.H$67]*POWER([.$G79];[.H$60])" office:value-type="float" office:value="0.0399999999997078" calcext:value-type="float">
            <text:p>0,039999999999708</text:p>
          </table:table-cell>
          <table:table-cell table:formula="of:=[.I$67]*POWER([.$G79];[.I$60])" office:value-type="float" office:value="2.20880000000004" calcext:value-type="float">
            <text:p>2,20880000000004</text:p>
          </table:table-cell>
          <table:table-cell table:formula="of:=[.J$67]*POWER([.$G79];[.J$60])" office:value-type="float" office:value="-0.0121000000000062" calcext:value-type="float">
            <text:p>-0,012100000000006</text:p>
          </table:table-cell>
          <table:table-cell table:formula="of:=SUM([.H79:.J79])" office:value-type="float" office:value="2.23669999999974" calcext:value-type="float">
            <text:p>2,23669999999974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79]+0.2" office:value-type="float" office:value="1.3" calcext:value-type="float">
            <text:p>1,3</text:p>
          </table:table-cell>
          <table:table-cell table:formula="of:=[.H$67]*POWER([.$G80];[.H$60])" office:value-type="float" office:value="0.0399999999997078" calcext:value-type="float">
            <text:p>0,039999999999708</text:p>
          </table:table-cell>
          <table:table-cell table:formula="of:=[.I$67]*POWER([.$G80];[.I$60])" office:value-type="float" office:value="2.61040000000005" calcext:value-type="float">
            <text:p>2,61040000000005</text:p>
          </table:table-cell>
          <table:table-cell table:formula="of:=[.J$67]*POWER([.$G80];[.J$60])" office:value-type="float" office:value="-0.0169000000000086" calcext:value-type="float">
            <text:p>-0,016900000000009</text:p>
          </table:table-cell>
          <table:table-cell table:formula="of:=SUM([.H80:.J80])" office:value-type="float" office:value="2.63349999999975" calcext:value-type="float">
            <text:p>2,6334999999997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80]+0.2" office:value-type="float" office:value="1.5" calcext:value-type="float">
            <text:p>1,5</text:p>
          </table:table-cell>
          <table:table-cell table:formula="of:=[.H$67]*POWER([.$G81];[.H$60])" office:value-type="float" office:value="0.0399999999997078" calcext:value-type="float">
            <text:p>0,039999999999708</text:p>
          </table:table-cell>
          <table:table-cell table:formula="of:=[.I$67]*POWER([.$G81];[.I$60])" office:value-type="float" office:value="3.01200000000006" calcext:value-type="float">
            <text:p>3,01200000000006</text:p>
          </table:table-cell>
          <table:table-cell table:formula="of:=[.J$67]*POWER([.$G81];[.J$60])" office:value-type="float" office:value="-0.0225000000000115" calcext:value-type="float">
            <text:p>-0,022500000000012</text:p>
          </table:table-cell>
          <table:table-cell table:formula="of:=SUM([.H81:.J81])" office:value-type="float" office:value="3.02949999999975" calcext:value-type="float">
            <text:p>3,0294999999997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81]+0.2" office:value-type="float" office:value="1.7" calcext:value-type="float">
            <text:p>1,7</text:p>
          </table:table-cell>
          <table:table-cell table:formula="of:=[.H$67]*POWER([.$G82];[.H$60])" office:value-type="float" office:value="0.0399999999997078" calcext:value-type="float">
            <text:p>0,039999999999708</text:p>
          </table:table-cell>
          <table:table-cell table:formula="of:=[.I$67]*POWER([.$G82];[.I$60])" office:value-type="float" office:value="3.41360000000006" calcext:value-type="float">
            <text:p>3,41360000000006</text:p>
          </table:table-cell>
          <table:table-cell table:formula="of:=[.J$67]*POWER([.$G82];[.J$60])" office:value-type="float" office:value="-0.0289000000000148" calcext:value-type="float">
            <text:p>-0,028900000000015</text:p>
          </table:table-cell>
          <table:table-cell table:formula="of:=SUM([.H82:.J82])" office:value-type="float" office:value="3.42469999999976" calcext:value-type="float">
            <text:p>3,4246999999997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82]+0.2" office:value-type="float" office:value="1.9" calcext:value-type="float">
            <text:p>1,9</text:p>
          </table:table-cell>
          <table:table-cell table:formula="of:=[.H$67]*POWER([.$G83];[.H$60])" office:value-type="float" office:value="0.0399999999997078" calcext:value-type="float">
            <text:p>0,039999999999708</text:p>
          </table:table-cell>
          <table:table-cell table:formula="of:=[.I$67]*POWER([.$G83];[.I$60])" office:value-type="float" office:value="3.81520000000007" calcext:value-type="float">
            <text:p>3,81520000000007</text:p>
          </table:table-cell>
          <table:table-cell table:formula="of:=[.J$67]*POWER([.$G83];[.J$60])" office:value-type="float" office:value="-0.0361000000000185" calcext:value-type="float">
            <text:p>-0,036100000000019</text:p>
          </table:table-cell>
          <table:table-cell table:formula="of:=SUM([.H83:.J83])" office:value-type="float" office:value="3.81909999999976" calcext:value-type="float">
            <text:p>3,8190999999997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83]+0.2" office:value-type="float" office:value="2.1" calcext:value-type="float">
            <text:p>2,1</text:p>
          </table:table-cell>
          <table:table-cell table:formula="of:=[.H$67]*POWER([.$G84];[.H$60])" office:value-type="float" office:value="0.0399999999997078" calcext:value-type="float">
            <text:p>0,039999999999708</text:p>
          </table:table-cell>
          <table:table-cell table:formula="of:=[.I$67]*POWER([.$G84];[.I$60])" office:value-type="float" office:value="4.21680000000008" calcext:value-type="float">
            <text:p>4,21680000000008</text:p>
          </table:table-cell>
          <table:table-cell table:formula="of:=[.J$67]*POWER([.$G84];[.J$60])" office:value-type="float" office:value="-0.0441000000000225" calcext:value-type="float">
            <text:p>-0,044100000000023</text:p>
          </table:table-cell>
          <table:table-cell table:formula="of:=SUM([.H84:.J84])" office:value-type="float" office:value="4.21269999999976" calcext:value-type="float">
            <text:p>4,2126999999997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84]+0.2" office:value-type="float" office:value="2.3" calcext:value-type="float">
            <text:p>2,3</text:p>
          </table:table-cell>
          <table:table-cell table:formula="of:=[.H$67]*POWER([.$G85];[.H$60])" office:value-type="float" office:value="0.0399999999997078" calcext:value-type="float">
            <text:p>0,039999999999708</text:p>
          </table:table-cell>
          <table:table-cell table:formula="of:=[.I$67]*POWER([.$G85];[.I$60])" office:value-type="float" office:value="4.61840000000009" calcext:value-type="float">
            <text:p>4,61840000000009</text:p>
          </table:table-cell>
          <table:table-cell table:formula="of:=[.J$67]*POWER([.$G85];[.J$60])" office:value-type="float" office:value="-0.0529000000000271" calcext:value-type="float">
            <text:p>-0,052900000000027</text:p>
          </table:table-cell>
          <table:table-cell table:formula="of:=SUM([.H85:.J85])" office:value-type="float" office:value="4.60549999999977" calcext:value-type="float">
            <text:p>4,60549999999977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85]+0.2" office:value-type="float" office:value="2.5" calcext:value-type="float">
            <text:p>2,5</text:p>
          </table:table-cell>
          <table:table-cell table:formula="of:=[.H$67]*POWER([.$G86];[.H$60])" office:value-type="float" office:value="0.0399999999997078" calcext:value-type="float">
            <text:p>0,039999999999708</text:p>
          </table:table-cell>
          <table:table-cell table:formula="of:=[.I$67]*POWER([.$G86];[.I$60])" office:value-type="float" office:value="5.0200000000001" calcext:value-type="float">
            <text:p>5,0200000000001</text:p>
          </table:table-cell>
          <table:table-cell table:formula="of:=[.J$67]*POWER([.$G86];[.J$60])" office:value-type="float" office:value="-0.062500000000032" calcext:value-type="float">
            <text:p>-0,062500000000032</text:p>
          </table:table-cell>
          <table:table-cell table:formula="of:=SUM([.H86:.J86])" office:value-type="float" office:value="4.99749999999977" calcext:value-type="float">
            <text:p>4,99749999999977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86]+0.2" office:value-type="float" office:value="2.7" calcext:value-type="float">
            <text:p>2,7</text:p>
          </table:table-cell>
          <table:table-cell table:formula="of:=[.H$67]*POWER([.$G87];[.H$60])" office:value-type="float" office:value="0.0399999999997078" calcext:value-type="float">
            <text:p>0,039999999999708</text:p>
          </table:table-cell>
          <table:table-cell table:formula="of:=[.I$67]*POWER([.$G87];[.I$60])" office:value-type="float" office:value="5.4216000000001" calcext:value-type="float">
            <text:p>5,4216000000001</text:p>
          </table:table-cell>
          <table:table-cell table:formula="of:=[.J$67]*POWER([.$G87];[.J$60])" office:value-type="float" office:value="-0.0729000000000373" calcext:value-type="float">
            <text:p>-0,072900000000037</text:p>
          </table:table-cell>
          <table:table-cell table:formula="of:=SUM([.H87:.J87])" office:value-type="float" office:value="5.38869999999977" calcext:value-type="float">
            <text:p>5,38869999999977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87]+0.2" office:value-type="float" office:value="2.9" calcext:value-type="float">
            <text:p>2,9</text:p>
          </table:table-cell>
          <table:table-cell table:formula="of:=[.H$67]*POWER([.$G88];[.H$60])" office:value-type="float" office:value="0.0399999999997078" calcext:value-type="float">
            <text:p>0,039999999999708</text:p>
          </table:table-cell>
          <table:table-cell table:formula="of:=[.I$67]*POWER([.$G88];[.I$60])" office:value-type="float" office:value="5.82320000000011" calcext:value-type="float">
            <text:p>5,82320000000011</text:p>
          </table:table-cell>
          <table:table-cell table:formula="of:=[.J$67]*POWER([.$G88];[.J$60])" office:value-type="float" office:value="-0.084100000000043" calcext:value-type="float">
            <text:p>-0,084100000000043</text:p>
          </table:table-cell>
          <table:table-cell table:formula="of:=SUM([.H88:.J88])" office:value-type="float" office:value="5.77909999999978" calcext:value-type="float">
            <text:p>5,7790999999997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88]+0.2" office:value-type="float" office:value="3.1" calcext:value-type="float">
            <text:p>3,1</text:p>
          </table:table-cell>
          <table:table-cell table:formula="of:=[.H$67]*POWER([.$G89];[.H$60])" office:value-type="float" office:value="0.0399999999997078" calcext:value-type="float">
            <text:p>0,039999999999708</text:p>
          </table:table-cell>
          <table:table-cell table:formula="of:=[.I$67]*POWER([.$G89];[.I$60])" office:value-type="float" office:value="6.22480000000012" calcext:value-type="float">
            <text:p>6,22480000000012</text:p>
          </table:table-cell>
          <table:table-cell table:formula="of:=[.J$67]*POWER([.$G89];[.J$60])" office:value-type="float" office:value="-0.0961000000000492" calcext:value-type="float">
            <text:p>-0,096100000000049</text:p>
          </table:table-cell>
          <table:table-cell table:formula="of:=SUM([.H89:.J89])" office:value-type="float" office:value="6.16869999999978" calcext:value-type="float">
            <text:p>6,1686999999997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89]+0.2" office:value-type="float" office:value="3.3" calcext:value-type="float">
            <text:p>3,3</text:p>
          </table:table-cell>
          <table:table-cell table:formula="of:=[.H$67]*POWER([.$G90];[.H$60])" office:value-type="float" office:value="0.0399999999997078" calcext:value-type="float">
            <text:p>0,039999999999708</text:p>
          </table:table-cell>
          <table:table-cell table:formula="of:=[.I$67]*POWER([.$G90];[.I$60])" office:value-type="float" office:value="6.62640000000013" calcext:value-type="float">
            <text:p>6,62640000000013</text:p>
          </table:table-cell>
          <table:table-cell table:formula="of:=[.J$67]*POWER([.$G90];[.J$60])" office:value-type="float" office:value="-0.108900000000056" calcext:value-type="float">
            <text:p>-0,108900000000056</text:p>
          </table:table-cell>
          <table:table-cell table:formula="of:=SUM([.H90:.J90])" office:value-type="float" office:value="6.55749999999978" calcext:value-type="float">
            <text:p>6,5574999999997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90]+0.2" office:value-type="float" office:value="3.5" calcext:value-type="float">
            <text:p>3,5</text:p>
          </table:table-cell>
          <table:table-cell table:formula="of:=[.H$67]*POWER([.$G91];[.H$60])" office:value-type="float" office:value="0.0399999999997078" calcext:value-type="float">
            <text:p>0,039999999999708</text:p>
          </table:table-cell>
          <table:table-cell table:formula="of:=[.I$67]*POWER([.$G91];[.I$60])" office:value-type="float" office:value="7.02800000000014" calcext:value-type="float">
            <text:p>7,02800000000014</text:p>
          </table:table-cell>
          <table:table-cell table:formula="of:=[.J$67]*POWER([.$G91];[.J$60])" office:value-type="float" office:value="-0.122500000000063" calcext:value-type="float">
            <text:p>-0,122500000000063</text:p>
          </table:table-cell>
          <table:table-cell table:formula="of:=SUM([.H91:.J91])" office:value-type="float" office:value="6.94549999999978" calcext:value-type="float">
            <text:p>6,9454999999997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91]+0.2" office:value-type="float" office:value="3.7" calcext:value-type="float">
            <text:p>3,7</text:p>
          </table:table-cell>
          <table:table-cell table:formula="of:=[.H$67]*POWER([.$G92];[.H$60])" office:value-type="float" office:value="0.0399999999997078" calcext:value-type="float">
            <text:p>0,039999999999708</text:p>
          </table:table-cell>
          <table:table-cell table:formula="of:=[.I$67]*POWER([.$G92];[.I$60])" office:value-type="float" office:value="7.42960000000014" calcext:value-type="float">
            <text:p>7,42960000000014</text:p>
          </table:table-cell>
          <table:table-cell table:formula="of:=[.J$67]*POWER([.$G92];[.J$60])" office:value-type="float" office:value="-0.13690000000007" calcext:value-type="float">
            <text:p>-0,13690000000007</text:p>
          </table:table-cell>
          <table:table-cell table:formula="of:=SUM([.H92:.J92])" office:value-type="float" office:value="7.33269999999978" calcext:value-type="float">
            <text:p>7,3326999999997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92]+0.2" office:value-type="float" office:value="3.9" calcext:value-type="float">
            <text:p>3,9</text:p>
          </table:table-cell>
          <table:table-cell table:formula="of:=[.H$67]*POWER([.$G93];[.H$60])" office:value-type="float" office:value="0.0399999999997078" calcext:value-type="float">
            <text:p>0,039999999999708</text:p>
          </table:table-cell>
          <table:table-cell table:formula="of:=[.I$67]*POWER([.$G93];[.I$60])" office:value-type="float" office:value="7.83120000000015" calcext:value-type="float">
            <text:p>7,83120000000015</text:p>
          </table:table-cell>
          <table:table-cell table:formula="of:=[.J$67]*POWER([.$G93];[.J$60])" office:value-type="float" office:value="-0.152100000000078" calcext:value-type="float">
            <text:p>-0,152100000000078</text:p>
          </table:table-cell>
          <table:table-cell table:formula="of:=SUM([.H93:.J93])" office:value-type="float" office:value="7.71909999999978" calcext:value-type="float">
            <text:p>7,7190999999997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93]+0.2" office:value-type="float" office:value="4.1" calcext:value-type="float">
            <text:p>4,1</text:p>
          </table:table-cell>
          <table:table-cell table:formula="of:=[.H$67]*POWER([.$G94];[.H$60])" office:value-type="float" office:value="0.0399999999997078" calcext:value-type="float">
            <text:p>0,039999999999708</text:p>
          </table:table-cell>
          <table:table-cell table:formula="of:=[.I$67]*POWER([.$G94];[.I$60])" office:value-type="float" office:value="8.23280000000016" calcext:value-type="float">
            <text:p>8,23280000000016</text:p>
          </table:table-cell>
          <table:table-cell table:formula="of:=[.J$67]*POWER([.$G94];[.J$60])" office:value-type="float" office:value="-0.168100000000086" calcext:value-type="float">
            <text:p>-0,168100000000086</text:p>
          </table:table-cell>
          <table:table-cell table:formula="of:=SUM([.H94:.J94])" office:value-type="float" office:value="8.10469999999978" calcext:value-type="float">
            <text:p>8,1046999999997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94]+0.2" office:value-type="float" office:value="4.3" calcext:value-type="float">
            <text:p>4,3</text:p>
          </table:table-cell>
          <table:table-cell table:formula="of:=[.H$67]*POWER([.$G95];[.H$60])" office:value-type="float" office:value="0.0399999999997078" calcext:value-type="float">
            <text:p>0,039999999999708</text:p>
          </table:table-cell>
          <table:table-cell table:formula="of:=[.I$67]*POWER([.$G95];[.I$60])" office:value-type="float" office:value="8.63440000000017" calcext:value-type="float">
            <text:p>8,63440000000017</text:p>
          </table:table-cell>
          <table:table-cell table:formula="of:=[.J$67]*POWER([.$G95];[.J$60])" office:value-type="float" office:value="-0.184900000000095" calcext:value-type="float">
            <text:p>-0,184900000000095</text:p>
          </table:table-cell>
          <table:table-cell table:formula="of:=SUM([.H95:.J95])" office:value-type="float" office:value="8.48949999999978" calcext:value-type="float">
            <text:p>8,4894999999997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95]+0.2" office:value-type="float" office:value="4.5" calcext:value-type="float">
            <text:p>4,5</text:p>
          </table:table-cell>
          <table:table-cell table:formula="of:=[.H$67]*POWER([.$G96];[.H$60])" office:value-type="float" office:value="0.0399999999997078" calcext:value-type="float">
            <text:p>0,039999999999708</text:p>
          </table:table-cell>
          <table:table-cell table:formula="of:=[.I$67]*POWER([.$G96];[.I$60])" office:value-type="float" office:value="9.03600000000018" calcext:value-type="float">
            <text:p>9,03600000000018</text:p>
          </table:table-cell>
          <table:table-cell table:formula="of:=[.J$67]*POWER([.$G96];[.J$60])" office:value-type="float" office:value="-0.202500000000104" calcext:value-type="float">
            <text:p>-0,202500000000104</text:p>
          </table:table-cell>
          <table:table-cell table:formula="of:=SUM([.H96:.J96])" office:value-type="float" office:value="8.87349999999978" calcext:value-type="float">
            <text:p>8,87349999999978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СЛАУ для степени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Обратная транспонированная матрица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[.D$15]" office:value-type="float" office:value="4" calcext:value-type="float">
            <text:p>4</text:p>
          </table:table-cell>
          <table:table-cell table:formula="of:=[.E$15]" office:value-type="float" office:value="10" calcext:value-type="float">
            <text:p>10</text:p>
          </table:table-cell>
          <table:table-cell table:formula="of:=[.$D$11]" office:value-type="float" office:value="19.94" calcext:value-type="float">
            <text:p>19,94</text:p>
          </table:table-cell>
          <table:table-cell table:number-columns-repeated="3"/>
          <table:table-cell table:number-matrix-columns-spanned="2" table:number-matrix-rows-spanned="2" table:formula="of:=TRANSPOSE(MINVERSE([.B101:.C102]))" office:value-type="float" office:value="1.5" calcext:value-type="float">
            <text:p>1,5</text:p>
          </table:table-cell>
          <table:table-cell office:value-type="float" office:value="-0.5" calcext:value-type="float">
            <text:p>-0,5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E$15]" office:value-type="float" office:value="10" calcext:value-type="float">
            <text:p>10</text:p>
          </table:table-cell>
          <table:table-cell table:formula="of:=[.F$15]" office:value-type="float" office:value="30" calcext:value-type="float">
            <text:p>30</text:p>
          </table:table-cell>
          <table:table-cell table:formula="of:=[.$E$11]" office:value-type="float" office:value="59.64" calcext:value-type="float">
            <text:p>59,64</text:p>
          </table:table-cell>
          <table:table-cell table:number-columns-repeated="3"/>
          <table:table-cell office:value-type="float" office:value="-0.5" calcext:value-type="float">
            <text:p>-0,5</text:p>
          </table:table-cell>
          <table:table-cell office:value-type="float" office:value="0.2" calcext:value-type="float">
            <text:p>0,2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Найденные коэффициенты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style-name="ce1" table:formula="of:=SUMPRODUCT([.$D101:.$D102];[.H101:.H102])" office:value-type="float" office:value="0.0899999999999963" calcext:value-type="float">
            <text:p>0,089999999999996</text:p>
          </table:table-cell>
          <table:table-cell table:style-name="ce1" table:formula="of:=SUMPRODUCT([.$D101:.$D102];[.I101:.I102])" office:value-type="float" office:value="1.958" calcext:value-type="float">
            <text:p>1,9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Ошибка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A4]" office:value-type="float" office:value="1" calcext:value-type="float">
            <text:p>1</text:p>
          </table:table-cell>
          <table:table-cell table:formula="of:=[.H$106]*POWER([.$G107];[.H$100])" office:value-type="float" office:value="0.0899999999999963" calcext:value-type="float">
            <text:p>0,089999999999996</text:p>
          </table:table-cell>
          <table:table-cell table:formula="of:=[.I$106]*POWER([.$G107];[.I$100])" office:value-type="float" office:value="1.958" calcext:value-type="float">
            <text:p>1,958</text:p>
          </table:table-cell>
          <table:table-cell table:formula="of:=SUM([.H107:.I107])" office:value-type="float" office:value="2.048" calcext:value-type="float">
            <text:p>2,048</text:p>
          </table:table-cell>
          <table:table-cell table:formula="of:=[.J107]-[.B4]" office:value-type="float" office:value="-0.00200000000000156" calcext:value-type="float">
            <text:p>-0,002000000000002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A5]" office:value-type="float" office:value="2" calcext:value-type="float">
            <text:p>2</text:p>
          </table:table-cell>
          <table:table-cell table:formula="of:=[.H$106]*POWER([.$G108];[.H$100])" office:value-type="float" office:value="0.0899999999999963" calcext:value-type="float">
            <text:p>0,089999999999996</text:p>
          </table:table-cell>
          <table:table-cell table:formula="of:=[.I$106]*POWER([.$G108];[.I$100])" office:value-type="float" office:value="3.916" calcext:value-type="float">
            <text:p>3,916</text:p>
          </table:table-cell>
          <table:table-cell table:formula="of:=SUM([.H108:.I108])" office:value-type="float" office:value="4.006" calcext:value-type="float">
            <text:p>4,006</text:p>
          </table:table-cell>
          <table:table-cell table:formula="of:=[.J108]-[.B5]" office:value-type="float" office:value="0.0260000000000002" calcext:value-type="float">
            <text:p>0,02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A6]" office:value-type="float" office:value="3" calcext:value-type="float">
            <text:p>3</text:p>
          </table:table-cell>
          <table:table-cell table:formula="of:=[.H$106]*POWER([.$G109];[.H$100])" office:value-type="float" office:value="0.0899999999999963" calcext:value-type="float">
            <text:p>0,089999999999996</text:p>
          </table:table-cell>
          <table:table-cell table:formula="of:=[.I$106]*POWER([.$G109];[.I$100])" office:value-type="float" office:value="5.87400000000001" calcext:value-type="float">
            <text:p>5,87400000000001</text:p>
          </table:table-cell>
          <table:table-cell table:formula="of:=SUM([.H109:.I109])" office:value-type="float" office:value="5.964" calcext:value-type="float">
            <text:p>5,964</text:p>
          </table:table-cell>
          <table:table-cell table:formula="of:=[.J109]-[.B6]" office:value-type="float" office:value="-0.0459999999999976" calcext:value-type="float">
            <text:p>-0,04599999999999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A7]" office:value-type="float" office:value="4" calcext:value-type="float">
            <text:p>4</text:p>
          </table:table-cell>
          <table:table-cell table:formula="of:=[.H$106]*POWER([.$G110];[.H$100])" office:value-type="float" office:value="0.0899999999999963" calcext:value-type="float">
            <text:p>0,089999999999996</text:p>
          </table:table-cell>
          <table:table-cell table:formula="of:=[.I$106]*POWER([.$G110];[.I$100])" office:value-type="float" office:value="7.83200000000001" calcext:value-type="float">
            <text:p>7,83200000000001</text:p>
          </table:table-cell>
          <table:table-cell table:formula="of:=SUM([.H110:.I110])" office:value-type="float" office:value="7.922" calcext:value-type="float">
            <text:p>7,922</text:p>
          </table:table-cell>
          <table:table-cell table:formula="of:=[.J110]-[.B7]" office:value-type="float" office:value="0.0220000000000038" calcext:value-type="float">
            <text:p>0,022000000000004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СКО:</text:p>
          </table:table-cell>
          <table:table-cell table:style-name="ce1" table:formula="of:=SQRT(SUMPRODUCT([.K107:.K110];[.K107:.K110])/4)" office:value-type="float" office:value="0.0286356421265526" calcext:value-type="float">
            <text:p>0,028635642126553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5" calcext:value-type="float">
            <text:p>0,5</text:p>
          </table:table-cell>
          <table:table-cell table:formula="of:=[.H$106]*POWER([.$G115];[.H$100])" office:value-type="float" office:value="0.0899999999999963" calcext:value-type="float">
            <text:p>0,089999999999996</text:p>
          </table:table-cell>
          <table:table-cell table:formula="of:=[.I$106]*POWER([.$G115];[.I$100])" office:value-type="float" office:value="0.979000000000001" calcext:value-type="float">
            <text:p>0,979000000000001</text:p>
          </table:table-cell>
          <table:table-cell table:formula="of:=SUM([.H115:.I115])" office:value-type="float" office:value="1.069" calcext:value-type="float">
            <text:p>1,069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15]+0.2" office:value-type="float" office:value="0.7" calcext:value-type="float">
            <text:p>0,7</text:p>
          </table:table-cell>
          <table:table-cell table:formula="of:=[.H$106]*POWER([.$G116];[.H$100])" office:value-type="float" office:value="0.0899999999999963" calcext:value-type="float">
            <text:p>0,089999999999996</text:p>
          </table:table-cell>
          <table:table-cell table:formula="of:=[.I$106]*POWER([.$G116];[.I$100])" office:value-type="float" office:value="1.3706" calcext:value-type="float">
            <text:p>1,3706</text:p>
          </table:table-cell>
          <table:table-cell table:formula="of:=SUM([.H116:.I116])" office:value-type="float" office:value="1.4606" calcext:value-type="float">
            <text:p>1,4606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16]+0.2" office:value-type="float" office:value="0.9" calcext:value-type="float">
            <text:p>0,9</text:p>
          </table:table-cell>
          <table:table-cell table:formula="of:=[.H$106]*POWER([.$G117];[.H$100])" office:value-type="float" office:value="0.0899999999999963" calcext:value-type="float">
            <text:p>0,089999999999996</text:p>
          </table:table-cell>
          <table:table-cell table:formula="of:=[.I$106]*POWER([.$G117];[.I$100])" office:value-type="float" office:value="1.7622" calcext:value-type="float">
            <text:p>1,7622</text:p>
          </table:table-cell>
          <table:table-cell table:formula="of:=SUM([.H117:.I117])" office:value-type="float" office:value="1.8522" calcext:value-type="float">
            <text:p>1,8522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17]+0.2" office:value-type="float" office:value="1.1" calcext:value-type="float">
            <text:p>1,1</text:p>
          </table:table-cell>
          <table:table-cell table:formula="of:=[.H$106]*POWER([.$G118];[.H$100])" office:value-type="float" office:value="0.0899999999999963" calcext:value-type="float">
            <text:p>0,089999999999996</text:p>
          </table:table-cell>
          <table:table-cell table:formula="of:=[.I$106]*POWER([.$G118];[.I$100])" office:value-type="float" office:value="2.1538" calcext:value-type="float">
            <text:p>2,1538</text:p>
          </table:table-cell>
          <table:table-cell table:formula="of:=SUM([.H118:.I118])" office:value-type="float" office:value="2.2438" calcext:value-type="float">
            <text:p>2,2438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18]+0.2" office:value-type="float" office:value="1.3" calcext:value-type="float">
            <text:p>1,3</text:p>
          </table:table-cell>
          <table:table-cell table:formula="of:=[.H$106]*POWER([.$G119];[.H$100])" office:value-type="float" office:value="0.0899999999999963" calcext:value-type="float">
            <text:p>0,089999999999996</text:p>
          </table:table-cell>
          <table:table-cell table:formula="of:=[.I$106]*POWER([.$G119];[.I$100])" office:value-type="float" office:value="2.5454" calcext:value-type="float">
            <text:p>2,5454</text:p>
          </table:table-cell>
          <table:table-cell table:formula="of:=SUM([.H119:.I119])" office:value-type="float" office:value="2.6354" calcext:value-type="float">
            <text:p>2,6354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19]+0.2" office:value-type="float" office:value="1.5" calcext:value-type="float">
            <text:p>1,5</text:p>
          </table:table-cell>
          <table:table-cell table:formula="of:=[.H$106]*POWER([.$G120];[.H$100])" office:value-type="float" office:value="0.0899999999999963" calcext:value-type="float">
            <text:p>0,089999999999996</text:p>
          </table:table-cell>
          <table:table-cell table:formula="of:=[.I$106]*POWER([.$G120];[.I$100])" office:value-type="float" office:value="2.937" calcext:value-type="float">
            <text:p>2,937</text:p>
          </table:table-cell>
          <table:table-cell table:formula="of:=SUM([.H120:.I120])" office:value-type="float" office:value="3.027" calcext:value-type="float">
            <text:p>3,027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20]+0.2" office:value-type="float" office:value="1.7" calcext:value-type="float">
            <text:p>1,7</text:p>
          </table:table-cell>
          <table:table-cell table:formula="of:=[.H$106]*POWER([.$G121];[.H$100])" office:value-type="float" office:value="0.0899999999999963" calcext:value-type="float">
            <text:p>0,089999999999996</text:p>
          </table:table-cell>
          <table:table-cell table:formula="of:=[.I$106]*POWER([.$G121];[.I$100])" office:value-type="float" office:value="3.3286" calcext:value-type="float">
            <text:p>3,3286</text:p>
          </table:table-cell>
          <table:table-cell table:formula="of:=SUM([.H121:.I121])" office:value-type="float" office:value="3.4186" calcext:value-type="float">
            <text:p>3,4186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21]+0.2" office:value-type="float" office:value="1.9" calcext:value-type="float">
            <text:p>1,9</text:p>
          </table:table-cell>
          <table:table-cell table:formula="of:=[.H$106]*POWER([.$G122];[.H$100])" office:value-type="float" office:value="0.0899999999999963" calcext:value-type="float">
            <text:p>0,089999999999996</text:p>
          </table:table-cell>
          <table:table-cell table:formula="of:=[.I$106]*POWER([.$G122];[.I$100])" office:value-type="float" office:value="3.7202" calcext:value-type="float">
            <text:p>3,7202</text:p>
          </table:table-cell>
          <table:table-cell table:formula="of:=SUM([.H122:.I122])" office:value-type="float" office:value="3.8102" calcext:value-type="float">
            <text:p>3,8102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22]+0.2" office:value-type="float" office:value="2.1" calcext:value-type="float">
            <text:p>2,1</text:p>
          </table:table-cell>
          <table:table-cell table:formula="of:=[.H$106]*POWER([.$G123];[.H$100])" office:value-type="float" office:value="0.0899999999999963" calcext:value-type="float">
            <text:p>0,089999999999996</text:p>
          </table:table-cell>
          <table:table-cell table:formula="of:=[.I$106]*POWER([.$G123];[.I$100])" office:value-type="float" office:value="4.1118" calcext:value-type="float">
            <text:p>4,1118</text:p>
          </table:table-cell>
          <table:table-cell table:formula="of:=SUM([.H123:.I123])" office:value-type="float" office:value="4.2018" calcext:value-type="float">
            <text:p>4,2018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23]+0.2" office:value-type="float" office:value="2.3" calcext:value-type="float">
            <text:p>2,3</text:p>
          </table:table-cell>
          <table:table-cell table:formula="of:=[.H$106]*POWER([.$G124];[.H$100])" office:value-type="float" office:value="0.0899999999999963" calcext:value-type="float">
            <text:p>0,089999999999996</text:p>
          </table:table-cell>
          <table:table-cell table:formula="of:=[.I$106]*POWER([.$G124];[.I$100])" office:value-type="float" office:value="4.5034" calcext:value-type="float">
            <text:p>4,5034</text:p>
          </table:table-cell>
          <table:table-cell table:formula="of:=SUM([.H124:.I124])" office:value-type="float" office:value="4.5934" calcext:value-type="float">
            <text:p>4,5934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24]+0.2" office:value-type="float" office:value="2.5" calcext:value-type="float">
            <text:p>2,5</text:p>
          </table:table-cell>
          <table:table-cell table:formula="of:=[.H$106]*POWER([.$G125];[.H$100])" office:value-type="float" office:value="0.0899999999999963" calcext:value-type="float">
            <text:p>0,089999999999996</text:p>
          </table:table-cell>
          <table:table-cell table:formula="of:=[.I$106]*POWER([.$G125];[.I$100])" office:value-type="float" office:value="4.89500000000001" calcext:value-type="float">
            <text:p>4,89500000000001</text:p>
          </table:table-cell>
          <table:table-cell table:formula="of:=SUM([.H125:.I125])" office:value-type="float" office:value="4.985" calcext:value-type="float">
            <text:p>4,985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25]+0.2" office:value-type="float" office:value="2.7" calcext:value-type="float">
            <text:p>2,7</text:p>
          </table:table-cell>
          <table:table-cell table:formula="of:=[.H$106]*POWER([.$G126];[.H$100])" office:value-type="float" office:value="0.0899999999999963" calcext:value-type="float">
            <text:p>0,089999999999996</text:p>
          </table:table-cell>
          <table:table-cell table:formula="of:=[.I$106]*POWER([.$G126];[.I$100])" office:value-type="float" office:value="5.28660000000001" calcext:value-type="float">
            <text:p>5,28660000000001</text:p>
          </table:table-cell>
          <table:table-cell table:formula="of:=SUM([.H126:.I126])" office:value-type="float" office:value="5.3766" calcext:value-type="float">
            <text:p>5,3766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26]+0.2" office:value-type="float" office:value="2.9" calcext:value-type="float">
            <text:p>2,9</text:p>
          </table:table-cell>
          <table:table-cell table:formula="of:=[.H$106]*POWER([.$G127];[.H$100])" office:value-type="float" office:value="0.0899999999999963" calcext:value-type="float">
            <text:p>0,089999999999996</text:p>
          </table:table-cell>
          <table:table-cell table:formula="of:=[.I$106]*POWER([.$G127];[.I$100])" office:value-type="float" office:value="5.67820000000001" calcext:value-type="float">
            <text:p>5,67820000000001</text:p>
          </table:table-cell>
          <table:table-cell table:formula="of:=SUM([.H127:.I127])" office:value-type="float" office:value="5.7682" calcext:value-type="float">
            <text:p>5,7682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27]+0.2" office:value-type="float" office:value="3.1" calcext:value-type="float">
            <text:p>3,1</text:p>
          </table:table-cell>
          <table:table-cell table:formula="of:=[.H$106]*POWER([.$G128];[.H$100])" office:value-type="float" office:value="0.0899999999999963" calcext:value-type="float">
            <text:p>0,089999999999996</text:p>
          </table:table-cell>
          <table:table-cell table:formula="of:=[.I$106]*POWER([.$G128];[.I$100])" office:value-type="float" office:value="6.06980000000001" calcext:value-type="float">
            <text:p>6,06980000000001</text:p>
          </table:table-cell>
          <table:table-cell table:formula="of:=SUM([.H128:.I128])" office:value-type="float" office:value="6.1598" calcext:value-type="float">
            <text:p>6,1598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28]+0.2" office:value-type="float" office:value="3.3" calcext:value-type="float">
            <text:p>3,3</text:p>
          </table:table-cell>
          <table:table-cell table:formula="of:=[.H$106]*POWER([.$G129];[.H$100])" office:value-type="float" office:value="0.0899999999999963" calcext:value-type="float">
            <text:p>0,089999999999996</text:p>
          </table:table-cell>
          <table:table-cell table:formula="of:=[.I$106]*POWER([.$G129];[.I$100])" office:value-type="float" office:value="6.46140000000001" calcext:value-type="float">
            <text:p>6,46140000000001</text:p>
          </table:table-cell>
          <table:table-cell table:formula="of:=SUM([.H129:.I129])" office:value-type="float" office:value="6.5514" calcext:value-type="float">
            <text:p>6,5514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29]+0.2" office:value-type="float" office:value="3.5" calcext:value-type="float">
            <text:p>3,5</text:p>
          </table:table-cell>
          <table:table-cell table:formula="of:=[.H$106]*POWER([.$G130];[.H$100])" office:value-type="float" office:value="0.0899999999999963" calcext:value-type="float">
            <text:p>0,089999999999996</text:p>
          </table:table-cell>
          <table:table-cell table:formula="of:=[.I$106]*POWER([.$G130];[.I$100])" office:value-type="float" office:value="6.85300000000001" calcext:value-type="float">
            <text:p>6,85300000000001</text:p>
          </table:table-cell>
          <table:table-cell table:formula="of:=SUM([.H130:.I130])" office:value-type="float" office:value="6.94300000000001" calcext:value-type="float">
            <text:p>6,94300000000001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30]+0.2" office:value-type="float" office:value="3.7" calcext:value-type="float">
            <text:p>3,7</text:p>
          </table:table-cell>
          <table:table-cell table:formula="of:=[.H$106]*POWER([.$G131];[.H$100])" office:value-type="float" office:value="0.0899999999999963" calcext:value-type="float">
            <text:p>0,089999999999996</text:p>
          </table:table-cell>
          <table:table-cell table:formula="of:=[.I$106]*POWER([.$G131];[.I$100])" office:value-type="float" office:value="7.24460000000001" calcext:value-type="float">
            <text:p>7,24460000000001</text:p>
          </table:table-cell>
          <table:table-cell table:formula="of:=SUM([.H131:.I131])" office:value-type="float" office:value="7.33460000000001" calcext:value-type="float">
            <text:p>7,33460000000001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31]+0.2" office:value-type="float" office:value="3.9" calcext:value-type="float">
            <text:p>3,9</text:p>
          </table:table-cell>
          <table:table-cell table:formula="of:=[.H$106]*POWER([.$G132];[.H$100])" office:value-type="float" office:value="0.0899999999999963" calcext:value-type="float">
            <text:p>0,089999999999996</text:p>
          </table:table-cell>
          <table:table-cell table:formula="of:=[.I$106]*POWER([.$G132];[.I$100])" office:value-type="float" office:value="7.63620000000001" calcext:value-type="float">
            <text:p>7,63620000000001</text:p>
          </table:table-cell>
          <table:table-cell table:formula="of:=SUM([.H132:.I132])" office:value-type="float" office:value="7.72620000000001" calcext:value-type="float">
            <text:p>7,72620000000001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32]+0.2" office:value-type="float" office:value="4.1" calcext:value-type="float">
            <text:p>4,1</text:p>
          </table:table-cell>
          <table:table-cell table:formula="of:=[.H$106]*POWER([.$G133];[.H$100])" office:value-type="float" office:value="0.0899999999999963" calcext:value-type="float">
            <text:p>0,089999999999996</text:p>
          </table:table-cell>
          <table:table-cell table:formula="of:=[.I$106]*POWER([.$G133];[.I$100])" office:value-type="float" office:value="8.02780000000001" calcext:value-type="float">
            <text:p>8,02780000000001</text:p>
          </table:table-cell>
          <table:table-cell table:formula="of:=SUM([.H133:.I133])" office:value-type="float" office:value="8.11780000000001" calcext:value-type="float">
            <text:p>8,11780000000001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33]+0.2" office:value-type="float" office:value="4.3" calcext:value-type="float">
            <text:p>4,3</text:p>
          </table:table-cell>
          <table:table-cell table:formula="of:=[.H$106]*POWER([.$G134];[.H$100])" office:value-type="float" office:value="0.0899999999999963" calcext:value-type="float">
            <text:p>0,089999999999996</text:p>
          </table:table-cell>
          <table:table-cell table:formula="of:=[.I$106]*POWER([.$G134];[.I$100])" office:value-type="float" office:value="8.41940000000001" calcext:value-type="float">
            <text:p>8,41940000000001</text:p>
          </table:table-cell>
          <table:table-cell table:formula="of:=SUM([.H134:.I134])" office:value-type="float" office:value="8.50940000000001" calcext:value-type="float">
            <text:p>8,50940000000001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34]+0.2" office:value-type="float" office:value="4.5" calcext:value-type="float">
            <text:p>4,5</text:p>
          </table:table-cell>
          <table:table-cell table:formula="of:=[.H$106]*POWER([.$G135];[.H$100])" office:value-type="float" office:value="0.0899999999999963" calcext:value-type="float">
            <text:p>0,089999999999996</text:p>
          </table:table-cell>
          <table:table-cell table:formula="of:=[.I$106]*POWER([.$G135];[.I$100])" office:value-type="float" office:value="8.81100000000001" calcext:value-type="float">
            <text:p>8,81100000000001</text:p>
          </table:table-cell>
          <table:table-cell table:formula="of:=SUM([.H135:.I135])" office:value-type="float" office:value="8.90100000000001" calcext:value-type="float">
            <text:p>8,901000000000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.00.0000</text:date>, <text:time style:data-style-name="N2" text:time-value="14:54:38.31791494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Александр  Козлов</meta:initial-creator>
    <meta:creation-date>2018-07-16T21:53:30.171234187</meta:creation-date>
    <meta:generator>LibreOffice/6.4.7.2$Linux_X86_64 LibreOffice_project/40$Build-2</meta:generator>
    <dc:date>2025-04-08T16:40:44.860712528</dc:date>
    <meta:editing-duration>PT1H45M54S</meta:editing-duration>
    <meta:editing-cycles>21</meta:editing-cycles>
    <meta:document-statistic meta:table-count="1" meta:cell-count="58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36cm" svg:height="13.523cm" xlink:href=".." xlink:type="simple" chart:class="chart:scatter" chart:style-name="ch1">
        <chart:legend chart:legend-position="end" svg:x="14.096cm" svg:y="5.715cm" style:legend-expansion="high" chart:style-name="ch2"/>
        <chart:plot-area chart:style-name="ch3" table:cell-range-address="Лист1.A3:Лист1.A7 Лист1.B4:Лист1.B7 Лист1.J115:Лист1.J135 Лист1.K76:Лист1.K96 Лист1.L36:Лист1.L56" chart:data-source-has-labels="row" svg:x="0.352cm" svg:y="0.27cm" svg:width="13.392cm" svg:height="12.983cm">
          <chartooo:coordinate-region svg:x="0.788cm" svg:y="0.469cm" svg:width="12.677cm" svg:height="12.13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4:Лист1.B7" loext:label-string="эксперимент" chart:class="chart:scatter">
            <chart:domain table:cell-range-address="Лист1.A4:Лист1.A7"/>
            <chart:data-point chart:repeated="4"/>
          </chart:series>
          <chart:series chart:style-name="ch7" chart:values-cell-range-address="Лист1.J115:Лист1.J135" loext:label-string="линейная" chart:class="chart:scatter">
            <chart:domain table:cell-range-address="Лист1.G115:Лист1.G135"/>
            <chart:data-point chart:repeated="21"/>
          </chart:series>
          <chart:series chart:style-name="ch8" chart:values-cell-range-address="Лист1.K76:Лист1.K96" loext:label-string="квадратичная" chart:class="chart:scatter">
            <chart:domain table:cell-range-address="Лист1.G76:Лист1.G96"/>
            <chart:data-point chart:repeated="21"/>
          </chart:series>
          <chart:series chart:style-name="ch9" chart:values-cell-range-address="Лист1.L36:Лист1.L56" loext:label-string="кубическая" chart:class="chart:scatter">
            <chart:domain table:cell-range-address="Лист1.G36:Лист1.G56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эксперимент</text:p>
              </table:table-cell>
              <table:table-cell office:value-type="string">
                <text:p>Столбец G</text:p>
              </table:table-cell>
              <table:table-cell office:value-type="string">
                <text:p>линейная</text:p>
              </table:table-cell>
              <table:table-cell office:value-type="string">
                <text:p>Столбец G</text:p>
              </table:table-cell>
              <table:table-cell office:value-type="string">
                <text:p>квадратичная</text:p>
              </table:table-cell>
              <table:table-cell office:value-type="string">
                <text:p>Столбец G</text:p>
              </table:table-cell>
              <table:table-cell office:value-type="string">
                <text:p>кубическа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4:Лист1.A7</svg:desc>
                </draw:g>
              </table:table-cell>
              <table:table-cell office:value-type="float" office:value="2.05">
                <text:p>2.05</text:p>
                <draw:g>
                  <svg:desc>Лист1.B4:Лист1.B7</svg:desc>
                </draw:g>
              </table:table-cell>
              <table:table-cell office:value-type="float" office:value="0.5">
                <text:p>0.5</text:p>
                <draw:g>
                  <svg:desc>Лист1.G115:Лист1.G135</svg:desc>
                </draw:g>
              </table:table-cell>
              <table:table-cell office:value-type="float" office:value="1.069">
                <text:p>1.069</text:p>
                <draw:g>
                  <svg:desc>Лист1.J115:Лист1.J135</svg:desc>
                </draw:g>
              </table:table-cell>
              <table:table-cell office:value-type="float" office:value="0.5">
                <text:p>0.5</text:p>
                <draw:g>
                  <svg:desc>Лист1.G76:Лист1.G96</svg:desc>
                </draw:g>
              </table:table-cell>
              <table:table-cell office:value-type="float" office:value="1.04149999999973">
                <text:p>1.04149999999973</text:p>
                <draw:g>
                  <svg:desc>Лист1.K76:Лист1.K96</svg:desc>
                </draw:g>
              </table:table-cell>
              <table:table-cell office:value-type="float" office:value="0.5">
                <text:p>0.5</text:p>
                <draw:g>
                  <svg:desc>Лист1.G36:Лист1.G56</svg:desc>
                </draw:g>
              </table:table-cell>
              <table:table-cell office:value-type="float" office:value="1.19749999998225">
                <text:p>1.19749999998225</text:p>
                <draw:g>
                  <svg:desc>Лист1.L36:Лист1.L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98">
                <text:p>3.98</text:p>
              </table:table-cell>
              <table:table-cell office:value-type="float" office:value="0.7">
                <text:p>0.7</text:p>
              </table:table-cell>
              <table:table-cell office:value-type="float" office:value="1.4606">
                <text:p>1.4606</text:p>
              </table:table-cell>
              <table:table-cell office:value-type="float" office:value="0.7">
                <text:p>0.7</text:p>
              </table:table-cell>
              <table:table-cell office:value-type="float" office:value="1.44069999999973">
                <text:p>1.44069999999973</text:p>
              </table:table-cell>
              <table:table-cell office:value-type="float" office:value="0.7">
                <text:p>0.7</text:p>
              </table:table-cell>
              <table:table-cell office:value-type="float" office:value="1.52637999998434">
                <text:p>1.52637999998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01">
                <text:p>6.01</text:p>
              </table:table-cell>
              <table:table-cell office:value-type="float" office:value="0.9">
                <text:p>0.9</text:p>
              </table:table-cell>
              <table:table-cell office:value-type="float" office:value="1.8522">
                <text:p>1.8522</text:p>
              </table:table-cell>
              <table:table-cell office:value-type="float" office:value="0.9">
                <text:p>0.9</text:p>
              </table:table-cell>
              <table:table-cell office:value-type="float" office:value="1.83909999999974">
                <text:p>1.83909999999974</text:p>
              </table:table-cell>
              <table:table-cell office:value-type="float" office:value="0.9">
                <text:p>0.9</text:p>
              </table:table-cell>
              <table:table-cell office:value-type="float" office:value="1.87173999998639">
                <text:p>1.87173999998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9">
                <text:p>7.9</text:p>
              </table:table-cell>
              <table:table-cell office:value-type="float" office:value="1.1">
                <text:p>1.1</text:p>
              </table:table-cell>
              <table:table-cell office:value-type="float" office:value="2.2438">
                <text:p>2.2438</text:p>
              </table:table-cell>
              <table:table-cell office:value-type="float" office:value="1.1">
                <text:p>1.1</text:p>
              </table:table-cell>
              <table:table-cell office:value-type="float" office:value="2.23669999999974">
                <text:p>2.23669999999974</text:p>
              </table:table-cell>
              <table:table-cell office:value-type="float" office:value="1.1">
                <text:p>1.1</text:p>
              </table:table-cell>
              <table:table-cell office:value-type="float" office:value="2.23165999998839">
                <text:p>2.23165999998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.6354">
                <text:p>2.6354</text:p>
              </table:table-cell>
              <table:table-cell office:value-type="float" office:value="1.3">
                <text:p>1.3</text:p>
              </table:table-cell>
              <table:table-cell office:value-type="float" office:value="2.63349999999975">
                <text:p>2.63349999999975</text:p>
              </table:table-cell>
              <table:table-cell office:value-type="float" office:value="1.3">
                <text:p>1.3</text:p>
              </table:table-cell>
              <table:table-cell office:value-type="float" office:value="2.60421999999035">
                <text:p>2.60421999999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027">
                <text:p>3.027</text:p>
              </table:table-cell>
              <table:table-cell office:value-type="float" office:value="1.5">
                <text:p>1.5</text:p>
              </table:table-cell>
              <table:table-cell office:value-type="float" office:value="3.02949999999975">
                <text:p>3.02949999999975</text:p>
              </table:table-cell>
              <table:table-cell office:value-type="float" office:value="1.5">
                <text:p>1.5</text:p>
              </table:table-cell>
              <table:table-cell office:value-type="float" office:value="2.98749999999226">
                <text:p>2.98749999999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4186">
                <text:p>3.4186</text:p>
              </table:table-cell>
              <table:table-cell office:value-type="float" office:value="1.7">
                <text:p>1.7</text:p>
              </table:table-cell>
              <table:table-cell office:value-type="float" office:value="3.42469999999976">
                <text:p>3.42469999999976</text:p>
              </table:table-cell>
              <table:table-cell office:value-type="float" office:value="1.7">
                <text:p>1.7</text:p>
              </table:table-cell>
              <table:table-cell office:value-type="float" office:value="3.37957999999412">
                <text:p>3.37957999999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3.8102">
                <text:p>3.8102</text:p>
              </table:table-cell>
              <table:table-cell office:value-type="float" office:value="1.9">
                <text:p>1.9</text:p>
              </table:table-cell>
              <table:table-cell office:value-type="float" office:value="3.81909999999976">
                <text:p>3.81909999999976</text:p>
              </table:table-cell>
              <table:table-cell office:value-type="float" office:value="1.9">
                <text:p>1.9</text:p>
              </table:table-cell>
              <table:table-cell office:value-type="float" office:value="3.77853999999594">
                <text:p>3.77853999999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4.2018">
                <text:p>4.2018</text:p>
              </table:table-cell>
              <table:table-cell office:value-type="float" office:value="2.1">
                <text:p>2.1</text:p>
              </table:table-cell>
              <table:table-cell office:value-type="float" office:value="4.21269999999976">
                <text:p>4.21269999999976</text:p>
              </table:table-cell>
              <table:table-cell office:value-type="float" office:value="2.1">
                <text:p>2.1</text:p>
              </table:table-cell>
              <table:table-cell office:value-type="float" office:value="4.18245999999771">
                <text:p>4.18245999999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4.5934">
                <text:p>4.5934</text:p>
              </table:table-cell>
              <table:table-cell office:value-type="float" office:value="2.3">
                <text:p>2.3</text:p>
              </table:table-cell>
              <table:table-cell office:value-type="float" office:value="4.60549999999977">
                <text:p>4.60549999999977</text:p>
              </table:table-cell>
              <table:table-cell office:value-type="float" office:value="2.3">
                <text:p>2.3</text:p>
              </table:table-cell>
              <table:table-cell office:value-type="float" office:value="4.58941999999943">
                <text:p>4.58941999999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4.985">
                <text:p>4.985</text:p>
              </table:table-cell>
              <table:table-cell office:value-type="float" office:value="2.5">
                <text:p>2.5</text:p>
              </table:table-cell>
              <table:table-cell office:value-type="float" office:value="4.99749999999977">
                <text:p>4.99749999999977</text:p>
              </table:table-cell>
              <table:table-cell office:value-type="float" office:value="2.5">
                <text:p>2.5</text:p>
              </table:table-cell>
              <table:table-cell office:value-type="float" office:value="4.9975000000011">
                <text:p>4.9975000000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5.3766">
                <text:p>5.3766</text:p>
              </table:table-cell>
              <table:table-cell office:value-type="float" office:value="2.7">
                <text:p>2.7</text:p>
              </table:table-cell>
              <table:table-cell office:value-type="float" office:value="5.38869999999977">
                <text:p>5.38869999999977</text:p>
              </table:table-cell>
              <table:table-cell office:value-type="float" office:value="2.7">
                <text:p>2.7</text:p>
              </table:table-cell>
              <table:table-cell office:value-type="float" office:value="5.40478000000272">
                <text:p>5.40478000000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5.7682">
                <text:p>5.7682</text:p>
              </table:table-cell>
              <table:table-cell office:value-type="float" office:value="2.9">
                <text:p>2.9</text:p>
              </table:table-cell>
              <table:table-cell office:value-type="float" office:value="5.77909999999978">
                <text:p>5.77909999999978</text:p>
              </table:table-cell>
              <table:table-cell office:value-type="float" office:value="2.9">
                <text:p>2.9</text:p>
              </table:table-cell>
              <table:table-cell office:value-type="float" office:value="5.80934000000429">
                <text:p>5.80934000000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6.1598">
                <text:p>6.1598</text:p>
              </table:table-cell>
              <table:table-cell office:value-type="float" office:value="3.1">
                <text:p>3.1</text:p>
              </table:table-cell>
              <table:table-cell office:value-type="float" office:value="6.16869999999978">
                <text:p>6.16869999999978</text:p>
              </table:table-cell>
              <table:table-cell office:value-type="float" office:value="3.1">
                <text:p>3.1</text:p>
              </table:table-cell>
              <table:table-cell office:value-type="float" office:value="6.2092600000058">
                <text:p>6.2092600000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6.5514">
                <text:p>6.5514</text:p>
              </table:table-cell>
              <table:table-cell office:value-type="float" office:value="3.3">
                <text:p>3.3</text:p>
              </table:table-cell>
              <table:table-cell office:value-type="float" office:value="6.55749999999978">
                <text:p>6.55749999999978</text:p>
              </table:table-cell>
              <table:table-cell office:value-type="float" office:value="3.3">
                <text:p>3.3</text:p>
              </table:table-cell>
              <table:table-cell office:value-type="float" office:value="6.60262000000726">
                <text:p>6.60262000000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6.94300000000001">
                <text:p>6.94300000000001</text:p>
              </table:table-cell>
              <table:table-cell office:value-type="float" office:value="3.5">
                <text:p>3.5</text:p>
              </table:table-cell>
              <table:table-cell office:value-type="float" office:value="6.94549999999978">
                <text:p>6.94549999999978</text:p>
              </table:table-cell>
              <table:table-cell office:value-type="float" office:value="3.5">
                <text:p>3.5</text:p>
              </table:table-cell>
              <table:table-cell office:value-type="float" office:value="6.98750000000866">
                <text:p>6.98750000000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7.33460000000001">
                <text:p>7.33460000000001</text:p>
              </table:table-cell>
              <table:table-cell office:value-type="float" office:value="3.7">
                <text:p>3.7</text:p>
              </table:table-cell>
              <table:table-cell office:value-type="float" office:value="7.33269999999978">
                <text:p>7.33269999999978</text:p>
              </table:table-cell>
              <table:table-cell office:value-type="float" office:value="3.7">
                <text:p>3.7</text:p>
              </table:table-cell>
              <table:table-cell office:value-type="float" office:value="7.36198000001001">
                <text:p>7.36198000001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7.72620000000001">
                <text:p>7.72620000000001</text:p>
              </table:table-cell>
              <table:table-cell office:value-type="float" office:value="3.9">
                <text:p>3.9</text:p>
              </table:table-cell>
              <table:table-cell office:value-type="float" office:value="7.71909999999978">
                <text:p>7.71909999999978</text:p>
              </table:table-cell>
              <table:table-cell office:value-type="float" office:value="3.9">
                <text:p>3.9</text:p>
              </table:table-cell>
              <table:table-cell office:value-type="float" office:value="7.72414000001129">
                <text:p>7.72414000001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8.11780000000001">
                <text:p>8.11780000000001</text:p>
              </table:table-cell>
              <table:table-cell office:value-type="float" office:value="4.1">
                <text:p>4.1</text:p>
              </table:table-cell>
              <table:table-cell office:value-type="float" office:value="8.10469999999978">
                <text:p>8.10469999999978</text:p>
              </table:table-cell>
              <table:table-cell office:value-type="float" office:value="4.1">
                <text:p>4.1</text:p>
              </table:table-cell>
              <table:table-cell office:value-type="float" office:value="8.07206000001252">
                <text:p>8.07206000001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8.50940000000001">
                <text:p>8.50940000000001</text:p>
              </table:table-cell>
              <table:table-cell office:value-type="float" office:value="4.3">
                <text:p>4.3</text:p>
              </table:table-cell>
              <table:table-cell office:value-type="float" office:value="8.48949999999978">
                <text:p>8.48949999999978</text:p>
              </table:table-cell>
              <table:table-cell office:value-type="float" office:value="4.3">
                <text:p>4.3</text:p>
              </table:table-cell>
              <table:table-cell office:value-type="float" office:value="8.4038200000137">
                <text:p>8.4038200000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8.90100000000001">
                <text:p>8.90100000000001</text:p>
              </table:table-cell>
              <table:table-cell office:value-type="float" office:value="4.5">
                <text:p>4.5</text:p>
              </table:table-cell>
              <table:table-cell office:value-type="float" office:value="8.87349999999978">
                <text:p>8.87349999999978</text:p>
              </table:table-cell>
              <table:table-cell office:value-type="float" office:value="4.5">
                <text:p>4.5</text:p>
              </table:table-cell>
              <table:table-cell office:value-type="float" office:value="8.71750000001481">
                <text:p>8.717500000014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